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4pt" svg:height="255.03pt" svg:x="929.96pt" svg:y="274.05pt">
            <draw:object draw:notify-on-update-of-ranges="Sheet1.A1:Sheet1.A1 Sheet1.A2:Sheet1.A103 Sheet1.B1:Sheet1.B1 Sheet1.B2:Sheet1.B103 Sheet1.A2:Sheet1.A103 Sheet1.C2:Sheet1.C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06pt" svg:x="928.97pt" svg:y="9.95pt">
            <draw:object draw:notify-on-update-of-ranges="Sheet1.K1:Sheet1.K1 Sheet1.K2:Sheet1.K66 Sheet1.N1:Sheet1.N1 Sheet1.N2:Sheet1.N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xp Time</text:p>
          </table:table-cell>
          <table:table-cell table:style-name="ce1" office:value-type="string" calcext:value-type="string">
            <text:p>Model Rate (ADU/sec)</text:p>
          </table:table-cell>
          <table:table-cell table:style-name="ce1" office:value-type="string" calcext:value-type="string">
            <text:p>Full Model Rate (ADU/sec)</text:p>
          </table:table-cell>
          <table:table-cell table:style-name="ce1"/>
          <table:table-cell/>
          <table:table-cell table:style-name="ce1" office:value-type="string" calcext:value-type="string">
            <text:p>Exp Time</text:p>
          </table:table-cell>
          <table:table-cell table:style-name="ce1" office:value-type="string" calcext:value-type="string">
            <text:p>Pixel 1 Photon Count</text:p>
          </table:table-cell>
          <table:table-cell table:style-name="ce1" office:value-type="string" calcext:value-type="string">
            <text:p>Pixel 2 Photon Count</text:p>
          </table:table-cell>
          <table:table-cell table:style-name="ce1" office:value-type="string" calcext:value-type="string">
            <text:p>Pixel 1 ADU</text:p>
          </table:table-cell>
          <table:table-cell table:style-name="ce1" office:value-type="string" calcext:value-type="string">
            <text:p>Pixel 2 ADU</text:p>
          </table:table-cell>
          <table:table-cell table:style-name="ce1" office:value-type="string" calcext:value-type="string">
            <text:p>Image Avg ADU</text:p>
          </table:table-cell>
          <table:table-cell table:style-name="ce1" office:value-type="string" calcext:value-type="string">
            <text:p>Pixel 1 Intensity</text:p>
          </table:table-cell>
          <table:table-cell table:style-name="ce1" office:value-type="string" calcext:value-type="string">
            <text:p>Pixel 2 Intensity</text:p>
          </table:table-cell>
          <table:table-cell table:style-name="ce1" office:value-type="string" calcext:value-type="string">
            <text:p>Slope</text:p>
          </table:table-cell>
          <table:table-cell table:style-name="ce1"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-232/62.17)*[.A2]+1210" office:value-type="float" office:value="1206.26829660608" calcext:value-type="float">
            <text:p>1206.26829660608</text:p>
          </table:table-cell>
          <table:table-cell table:formula="of:=((-232/62.17)*[.A2]+1210)*[.A2]/([.A2]+0.38)" office:value-type="float" office:value="874.107461308754" calcext:value-type="float">
            <text:p>874.107461308754</text:p>
          </table:table-cell>
          <table:table-cell office:value-type="string" calcext:value-type="string">
            <text:p>Pixel 1 intensity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$E$2]*[.F2]" office:value-type="float" office:value="0.99" calcext:value-type="float">
            <text:p>0.99</text:p>
          </table:table-cell>
          <table:table-cell table:formula="of:=[.$E$3]*[.F2]" office:value-type="float" office:value="1.01" calcext:value-type="float">
            <text:p>1.01</text:p>
          </table:table-cell>
          <table:table-cell table:formula="of:=[.G2]*((-232/62.17)*[.G2]+1210)*[.G2]/([.G2]+0.38)" office:value-type="float" office:value="862.992797028163" calcext:value-type="float">
            <text:p>862.992797028163</text:p>
          </table:table-cell>
          <table:table-cell table:formula="of:=[.H2]*((-232/62.17)*[.H2]+1210)*[.H2]/([.H2]+0.38)" office:value-type="float" office:value="885.23469227449" calcext:value-type="float">
            <text:p>885.23469227449</text:p>
          </table:table-cell>
          <table:table-cell table:formula="of:=([.I2]+[.J2])/2" office:value-type="float" office:value="874.113744651326" calcext:value-type="float">
            <text:p>874.113744651326</text:p>
          </table:table-cell>
          <table:table-cell table:formula="of:=[.I2]/[.K2]" office:value-type="float" office:value="0.987277459379615" calcext:value-type="float">
            <text:p>0.987277459379615</text:p>
          </table:table-cell>
          <table:table-cell table:formula="of:=[.J2]/[.K2]" office:value-type="float" office:value="1.01272254062039" calcext:value-type="float">
            <text:p>1.01272254062039</text:p>
          </table:table-cell>
          <table:table-cell table:formula="of:=([.M2]-[.L2])/([.$E$3]-[.$E$2])" office:value-type="float" office:value="1.27225406203852" calcext:value-type="float">
            <text:p>1.27225406203852</text:p>
          </table:table-cell>
          <table:table-cell table:number-columns-repeated="1010"/>
        </table:table-row>
        <table:table-row table:style-name="ro2">
          <table:table-cell office:value-type="float" office:value="1.5" calcext:value-type="float">
            <text:p>1.5</text:p>
          </table:table-cell>
          <table:table-cell table:formula="of:=(-232/62.17)*[.A3]+1210" office:value-type="float" office:value="1204.40244490912" calcext:value-type="float">
            <text:p>1204.40244490912</text:p>
          </table:table-cell>
          <table:table-cell table:formula="of:=((-232/62.17)*[.A3]+1210)*[.A3]/([.A3]+0.38)" office:value-type="float" office:value="960.959397533872" calcext:value-type="float">
            <text:p>960.959397533872</text:p>
          </table:table-cell>
          <table:table-cell office:value-type="string" calcext:value-type="string">
            <text:p>Pixel 2 intensity</text:p>
          </table:table-cell>
          <table:table-cell office:value-type="float" office:value="1.01" calcext:value-type="float">
            <text:p>1.01</text:p>
          </table:table-cell>
          <table:table-cell office:value-type="float" office:value="1.5" calcext:value-type="float">
            <text:p>1.5</text:p>
          </table:table-cell>
          <table:table-cell table:formula="of:=[.$E$2]*[.F3]" office:value-type="float" office:value="1.485" calcext:value-type="float">
            <text:p>1.485</text:p>
          </table:table-cell>
          <table:table-cell table:formula="of:=[.$E$3]*[.F3]" office:value-type="float" office:value="1.515" calcext:value-type="float">
            <text:p>1.515</text:p>
          </table:table-cell>
          <table:table-cell table:formula="of:=[.G3]*((-232/62.17)*[.G3]+1210)*[.G3]/([.G3]+0.38)" office:value-type="float" office:value="1424.1832816402" calcext:value-type="float">
            <text:p>1424.1832816402</text:p>
          </table:table-cell>
          <table:table-cell table:formula="of:=[.H3]*((-232/62.17)*[.H3]+1210)*[.H3]/([.H3]+0.38)" office:value-type="float" office:value="1458.7050792257" calcext:value-type="float">
            <text:p>1458.7050792257</text:p>
          </table:table-cell>
          <table:table-cell table:formula="of:=([.I3]+[.J3])/2" office:value-type="float" office:value="1441.44418043295" calcext:value-type="float">
            <text:p>1441.44418043295</text:p>
          </table:table-cell>
          <table:table-cell table:formula="of:=[.I3]/[.K3]" office:value-type="float" office:value="0.988025274216608" calcext:value-type="float">
            <text:p>0.988025274216608</text:p>
          </table:table-cell>
          <table:table-cell table:formula="of:=[.J3]/[.K3]" office:value-type="float" office:value="1.01197472578339" calcext:value-type="float">
            <text:p>1.01197472578339</text:p>
          </table:table-cell>
          <table:table-cell table:formula="of:=([.M3]-[.L3])/([.$E$3]-[.$E$2])" office:value-type="float" office:value="1.19747257833925" calcext:value-type="float">
            <text:p>1.19747257833925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-232/62.17)*[.A4]+1210" office:value-type="float" office:value="1202.53659321216" calcext:value-type="float">
            <text:p>1202.53659321216</text:p>
          </table:table-cell>
          <table:table-cell table:formula="of:=((-232/62.17)*[.A4]+1210)*[.A4]/([.A4]+0.38)" office:value-type="float" office:value="1010.53495227913" calcext:value-type="float">
            <text:p>1010.534952279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E$2]*[.F4]" office:value-type="float" office:value="1.98" calcext:value-type="float">
            <text:p>1.98</text:p>
          </table:table-cell>
          <table:table-cell table:formula="of:=[.$E$3]*[.F4]" office:value-type="float" office:value="2.02" calcext:value-type="float">
            <text:p>2.02</text:p>
          </table:table-cell>
          <table:table-cell table:formula="of:=[.G4]*((-232/62.17)*[.G4]+1210)*[.G4]/([.G4]+0.38)" office:value-type="float" office:value="1997.76146416469" calcext:value-type="float">
            <text:p>1997.76146416469</text:p>
          </table:table-cell>
          <table:table-cell table:formula="of:=[.H4]*((-232/62.17)*[.H4]+1210)*[.H4]/([.H4]+0.38)" office:value-type="float" office:value="2044.3857408718" calcext:value-type="float">
            <text:p>2044.3857408718</text:p>
          </table:table-cell>
          <table:table-cell table:formula="of:=([.I4]+[.J4])/2" office:value-type="float" office:value="2021.07360251825" calcext:value-type="float">
            <text:p>2021.07360251825</text:p>
          </table:table-cell>
          <table:table-cell table:formula="of:=[.I4]/[.K4]" office:value-type="float" office:value="0.988465467895622" calcext:value-type="float">
            <text:p>0.988465467895622</text:p>
          </table:table-cell>
          <table:table-cell table:formula="of:=[.J4]/[.K4]" office:value-type="float" office:value="1.01153453210438" calcext:value-type="float">
            <text:p>1.01153453210438</text:p>
          </table:table-cell>
          <table:table-cell table:formula="of:=([.M4]-[.L4])/([.$E$3]-[.$E$2])" office:value-type="float" office:value="1.1534532104378" calcext:value-type="float">
            <text:p>1.1534532104378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-232/62.17)*[.A5]+1210" office:value-type="float" office:value="1198.80488981824" calcext:value-type="float">
            <text:p>1198.80488981824</text:p>
          </table:table-cell>
          <table:table-cell table:formula="of:=((-232/62.17)*[.A5]+1210)*[.A5]/([.A5]+0.38)" office:value-type="float" office:value="1064.02800871441" calcext:value-type="float">
            <text:p>1064.028008714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E$2]*[.F5]" office:value-type="float" office:value="2.97" calcext:value-type="float">
            <text:p>2.97</text:p>
          </table:table-cell>
          <table:table-cell table:formula="of:=[.$E$3]*[.F5]" office:value-type="float" office:value="3.03" calcext:value-type="float">
            <text:p>3.03</text:p>
          </table:table-cell>
          <table:table-cell table:formula="of:=[.G5]*((-232/62.17)*[.G5]+1210)*[.G5]/([.G5]+0.38)" office:value-type="float" office:value="3156.87330211097" calcext:value-type="float">
            <text:p>3156.87330211097</text:p>
          </table:table-cell>
          <table:table-cell table:formula="of:=[.H5]*((-232/62.17)*[.H5]+1210)*[.H5]/([.H5]+0.38)" office:value-type="float" office:value="3227.29618799461" calcext:value-type="float">
            <text:p>3227.29618799461</text:p>
          </table:table-cell>
          <table:table-cell table:formula="of:=([.I5]+[.J5])/2" office:value-type="float" office:value="3192.08474505279" calcext:value-type="float">
            <text:p>3192.08474505279</text:p>
          </table:table-cell>
          <table:table-cell table:formula="of:=[.I5]/[.K5]" office:value-type="float" office:value="0.988969139056727" calcext:value-type="float">
            <text:p>0.988969139056727</text:p>
          </table:table-cell>
          <table:table-cell table:formula="of:=[.J5]/[.K5]" office:value-type="float" office:value="1.01103086094327" calcext:value-type="float">
            <text:p>1.01103086094327</text:p>
          </table:table-cell>
          <table:table-cell table:formula="of:=([.M5]-[.L5])/([.$E$3]-[.$E$2])" office:value-type="float" office:value="1.10308609432728" calcext:value-type="float">
            <text:p>1.10308609432728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-232/62.17)*[.A6]+1210" office:value-type="float" office:value="1195.07318642432" calcext:value-type="float">
            <text:p>1195.07318642432</text:p>
          </table:table-cell>
          <table:table-cell table:formula="of:=((-232/62.17)*[.A6]+1210)*[.A6]/([.A6]+0.38)" office:value-type="float" office:value="1091.39103783043" calcext:value-type="float">
            <text:p>1091.391037830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E$2]*[.F6]" office:value-type="float" office:value="3.96" calcext:value-type="float">
            <text:p>3.96</text:p>
          </table:table-cell>
          <table:table-cell table:formula="of:=[.$E$3]*[.F6]" office:value-type="float" office:value="4.04" calcext:value-type="float">
            <text:p>4.04</text:p>
          </table:table-cell>
          <table:table-cell table:formula="of:=[.G6]*((-232/62.17)*[.G6]+1210)*[.G6]/([.G6]+0.38)" office:value-type="float" office:value="4318.6636966427" calcext:value-type="float">
            <text:p>4318.6636966427</text:p>
          </table:table-cell>
          <table:table-cell table:formula="of:=[.H6]*((-232/62.17)*[.H6]+1210)*[.H6]/([.H6]+0.38)" office:value-type="float" office:value="4412.45932686394" calcext:value-type="float">
            <text:p>4412.45932686394</text:p>
          </table:table-cell>
          <table:table-cell table:formula="of:=([.I6]+[.J6])/2" office:value-type="float" office:value="4365.56151175332" calcext:value-type="float">
            <text:p>4365.56151175332</text:p>
          </table:table-cell>
          <table:table-cell table:formula="of:=[.I6]/[.K6]" office:value-type="float" office:value="0.989257323488775" calcext:value-type="float">
            <text:p>0.989257323488775</text:p>
          </table:table-cell>
          <table:table-cell table:formula="of:=[.J6]/[.K6]" office:value-type="float" office:value="1.01074267651123" calcext:value-type="float">
            <text:p>1.01074267651123</text:p>
          </table:table-cell>
          <table:table-cell table:formula="of:=([.M6]-[.L6])/([.$E$3]-[.$E$2])" office:value-type="float" office:value="1.07426765112253" calcext:value-type="float">
            <text:p>1.07426765112253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-232/62.17)*[.A7]+1210" office:value-type="float" office:value="1191.3414830304" calcext:value-type="float">
            <text:p>1191.3414830304</text:p>
          </table:table-cell>
          <table:table-cell table:formula="of:=((-232/62.17)*[.A7]+1210)*[.A7]/([.A7]+0.38)" office:value-type="float" office:value="1107.19468683123" calcext:value-type="float">
            <text:p>1107.194686831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E$2]*[.F7]" office:value-type="float" office:value="4.95" calcext:value-type="float">
            <text:p>4.95</text:p>
          </table:table-cell>
          <table:table-cell table:formula="of:=[.$E$3]*[.F7]" office:value-type="float" office:value="5.05" calcext:value-type="float">
            <text:p>5.05</text:p>
          </table:table-cell>
          <table:table-cell table:formula="of:=[.G7]*((-232/62.17)*[.G7]+1210)*[.G7]/([.G7]+0.38)" office:value-type="float" office:value="5477.56406961967" calcext:value-type="float">
            <text:p>5477.56406961967</text:p>
          </table:table-cell>
          <table:table-cell table:formula="of:=[.H7]*((-232/62.17)*[.H7]+1210)*[.H7]/([.H7]+0.38)" office:value-type="float" office:value="5594.36975740196" calcext:value-type="float">
            <text:p>5594.36975740196</text:p>
          </table:table-cell>
          <table:table-cell table:formula="of:=([.I7]+[.J7])/2" office:value-type="float" office:value="5535.96691351081" calcext:value-type="float">
            <text:p>5535.96691351081</text:p>
          </table:table-cell>
          <table:table-cell table:formula="of:=[.I7]/[.K7]" office:value-type="float" office:value="0.989450290291908" calcext:value-type="float">
            <text:p>0.989450290291908</text:p>
          </table:table-cell>
          <table:table-cell table:formula="of:=[.J7]/[.K7]" office:value-type="float" office:value="1.01054970970809" calcext:value-type="float">
            <text:p>1.01054970970809</text:p>
          </table:table-cell>
          <table:table-cell table:formula="of:=([.M7]-[.L7])/([.$E$3]-[.$E$2])" office:value-type="float" office:value="1.05497097080919" calcext:value-type="float">
            <text:p>1.05497097080919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-232/62.17)*[.A8]+1210" office:value-type="float" office:value="1187.60977963648" calcext:value-type="float">
            <text:p>1187.60977963648</text:p>
          </table:table-cell>
          <table:table-cell table:formula="of:=((-232/62.17)*[.A8]+1210)*[.A8]/([.A8]+0.38)" office:value-type="float" office:value="1116.87440091205" calcext:value-type="float">
            <text:p>1116.874400912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E$2]*[.F8]" office:value-type="float" office:value="5.94" calcext:value-type="float">
            <text:p>5.94</text:p>
          </table:table-cell>
          <table:table-cell table:formula="of:=[.$E$3]*[.F8]" office:value-type="float" office:value="6.06" calcext:value-type="float">
            <text:p>6.06</text:p>
          </table:table-cell>
          <table:table-cell table:formula="of:=[.G8]*((-232/62.17)*[.G8]+1210)*[.G8]/([.G8]+0.38)" office:value-type="float" office:value="6631.49501528068" calcext:value-type="float">
            <text:p>6631.49501528068</text:p>
          </table:table-cell>
          <table:table-cell table:formula="of:=[.H8]*((-232/62.17)*[.H8]+1210)*[.H8]/([.H8]+0.38)" office:value-type="float" office:value="6770.97577771628" calcext:value-type="float">
            <text:p>6770.97577771628</text:p>
          </table:table-cell>
          <table:table-cell table:formula="of:=([.I8]+[.J8])/2" office:value-type="float" office:value="6701.23539649848" calcext:value-type="float">
            <text:p>6701.23539649848</text:p>
          </table:table-cell>
          <table:table-cell table:formula="of:=[.I8]/[.K8]" office:value-type="float" office:value="0.989592906816221" calcext:value-type="float">
            <text:p>0.989592906816221</text:p>
          </table:table-cell>
          <table:table-cell table:formula="of:=[.J8]/[.K8]" office:value-type="float" office:value="1.01040709318378" calcext:value-type="float">
            <text:p>1.01040709318378</text:p>
          </table:table-cell>
          <table:table-cell table:formula="of:=([.M8]-[.L8])/([.$E$3]-[.$E$2])" office:value-type="float" office:value="1.04070931837792" calcext:value-type="float">
            <text:p>1.04070931837792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-232/62.17)*[.A9]+1210" office:value-type="float" office:value="1183.87807624256" calcext:value-type="float">
            <text:p>1183.87807624256</text:p>
          </table:table-cell>
          <table:table-cell table:formula="of:=([.B9]*[.A9])/([.A9]+0.38)" office:value-type="float" office:value="1122.91958451191" calcext:value-type="float">
            <text:p>1122.9195845119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E$2]*[.F9]" office:value-type="float" office:value="6.93" calcext:value-type="float">
            <text:p>6.93</text:p>
          </table:table-cell>
          <table:table-cell table:formula="of:=[.$E$3]*[.F9]" office:value-type="float" office:value="7.07" calcext:value-type="float">
            <text:p>7.07</text:p>
          </table:table-cell>
          <table:table-cell table:formula="of:=[.G9]*((-232/62.17)*[.G9]+1210)*[.G9]/([.G9]+0.38)" office:value-type="float" office:value="7779.50359117701" calcext:value-type="float">
            <text:p>7779.50359117701</text:p>
          </table:table-cell>
          <table:table-cell table:formula="of:=[.H9]*((-232/62.17)*[.H9]+1210)*[.H9]/([.H9]+0.38)" office:value-type="float" office:value="7941.33828667229" calcext:value-type="float">
            <text:p>7941.33828667229</text:p>
          </table:table-cell>
          <table:table-cell table:formula="of:=([.I9]+[.J9])/2" office:value-type="float" office:value="7860.42093892465" calcext:value-type="float">
            <text:p>7860.42093892465</text:p>
          </table:table-cell>
          <table:table-cell table:formula="of:=[.I9]/[.K9]" office:value-type="float" office:value="0.98970572334785" calcext:value-type="float">
            <text:p>0.98970572334785</text:p>
          </table:table-cell>
          <table:table-cell table:formula="of:=[.J9]/[.K9]" office:value-type="float" office:value="1.01029427665215" calcext:value-type="float">
            <text:p>1.01029427665215</text:p>
          </table:table-cell>
          <table:table-cell table:formula="of:=([.M9]-[.L9])/([.$E$3]-[.$E$2])" office:value-type="float" office:value="1.02942766521494" calcext:value-type="float">
            <text:p>1.02942766521494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-232/62.17)*[.A10]+1210" office:value-type="float" office:value="1180.14637284864" calcext:value-type="float">
            <text:p>1180.14637284864</text:p>
          </table:table-cell>
          <table:table-cell table:formula="of:=([.B10]*[.A10])/([.A10]+0.38)" office:value-type="float" office:value="1126.63138219441" calcext:value-type="float">
            <text:p>1126.631382194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E$2]*[.F10]" office:value-type="float" office:value="7.92" calcext:value-type="float">
            <text:p>7.92</text:p>
          </table:table-cell>
          <table:table-cell table:formula="of:=[.$E$3]*[.F10]" office:value-type="float" office:value="8.08" calcext:value-type="float">
            <text:p>8.08</text:p>
          </table:table-cell>
          <table:table-cell table:formula="of:=[.G10]*((-232/62.17)*[.G10]+1210)*[.G10]/([.G10]+0.38)" office:value-type="float" office:value="8921.09151173909" calcext:value-type="float">
            <text:p>8921.09151173909</text:p>
          </table:table-cell>
          <table:table-cell table:formula="of:=[.H10]*((-232/62.17)*[.H10]+1210)*[.H10]/([.H10]+0.38)" office:value-type="float" office:value="9104.96664277884" calcext:value-type="float">
            <text:p>9104.96664277884</text:p>
          </table:table-cell>
          <table:table-cell table:formula="of:=([.I10]+[.J10])/2" office:value-type="float" office:value="9013.02907725896" calcext:value-type="float">
            <text:p>9013.02907725896</text:p>
          </table:table-cell>
          <table:table-cell table:formula="of:=[.I10]/[.K10]" office:value-type="float" office:value="0.989799481979722" calcext:value-type="float">
            <text:p>0.989799481979722</text:p>
          </table:table-cell>
          <table:table-cell table:formula="of:=[.J10]/[.K10]" office:value-type="float" office:value="1.01020051802028" calcext:value-type="float">
            <text:p>1.01020051802028</text:p>
          </table:table-cell>
          <table:table-cell table:formula="of:=([.M10]-[.L10])/([.$E$3]-[.$E$2])" office:value-type="float" office:value="1.02005180202785" calcext:value-type="float">
            <text:p>1.02005180202785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-232/62.17)*[.A11]+1210" office:value-type="float" office:value="1176.41466945472" calcext:value-type="float">
            <text:p>1176.41466945472</text:p>
          </table:table-cell>
          <table:table-cell table:formula="of:=([.B11]*[.A11])/([.A11]+0.38)" office:value-type="float" office:value="1128.75607943417" calcext:value-type="float">
            <text:p>1128.756079434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E$2]*[.F11]" office:value-type="float" office:value="8.91" calcext:value-type="float">
            <text:p>8.91</text:p>
          </table:table-cell>
          <table:table-cell table:formula="of:=[.$E$3]*[.F11]" office:value-type="float" office:value="9.09" calcext:value-type="float">
            <text:p>9.09</text:p>
          </table:table-cell>
          <table:table-cell table:formula="of:=[.G11]*((-232/62.17)*[.G11]+1210)*[.G11]/([.G11]+0.38)" office:value-type="float" office:value="10055.9728929964" calcext:value-type="float">
            <text:p>10055.9728929964</text:p>
          </table:table-cell>
          <table:table-cell table:formula="of:=[.H11]*((-232/62.17)*[.H11]+1210)*[.H11]/([.H11]+0.38)" office:value-type="float" office:value="10261.5795172823" calcext:value-type="float">
            <text:p>10261.5795172823</text:p>
          </table:table-cell>
          <table:table-cell table:formula="of:=([.I11]+[.J11])/2" office:value-type="float" office:value="10158.7762051394" calcext:value-type="float">
            <text:p>10158.7762051394</text:p>
          </table:table-cell>
          <table:table-cell table:formula="of:=[.I11]/[.K11]" office:value-type="float" office:value="0.989880344830225" calcext:value-type="float">
            <text:p>0.989880344830225</text:p>
          </table:table-cell>
          <table:table-cell table:formula="of:=[.J11]/[.K11]" office:value-type="float" office:value="1.01011965516978" calcext:value-type="float">
            <text:p>1.01011965516978</text:p>
          </table:table-cell>
          <table:table-cell table:formula="of:=([.M11]-[.L11])/([.$E$3]-[.$E$2])" office:value-type="float" office:value="1.0119655169775" calcext:value-type="float">
            <text:p>1.0119655169775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-232/62.17)*[.A12]+1210" office:value-type="float" office:value="1172.6829660608" calcext:value-type="float">
            <text:p>1172.6829660608</text:p>
          </table:table-cell>
          <table:table-cell table:formula="of:=([.B12]*[.A12])/([.A12]+0.38)" office:value-type="float" office:value="1129.75237578112" calcext:value-type="float">
            <text:p>1129.752375781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E$2]*[.F12]" office:value-type="float" office:value="9.9" calcext:value-type="float">
            <text:p>9.9</text:p>
          </table:table-cell>
          <table:table-cell table:formula="of:=[.$E$3]*[.F12]" office:value-type="float" office:value="10.1" calcext:value-type="float">
            <text:p>10.1</text:p>
          </table:table-cell>
          <table:table-cell table:formula="of:=[.G12]*((-232/62.17)*[.G12]+1210)*[.G12]/([.G12]+0.38)" office:value-type="float" office:value="11183.9719774886" calcext:value-type="float">
            <text:p>11183.9719774886</text:p>
          </table:table-cell>
          <table:table-cell table:formula="of:=[.H12]*((-232/62.17)*[.H12]+1210)*[.H12]/([.H12]+0.38)" office:value-type="float" office:value="11411.0040325898" calcext:value-type="float">
            <text:p>11411.0040325898</text:p>
          </table:table-cell>
          <table:table-cell table:formula="of:=([.I12]+[.J12])/2" office:value-type="float" office:value="11297.4880050392" calcext:value-type="float">
            <text:p>11297.4880050392</text:p>
          </table:table-cell>
          <table:table-cell table:formula="of:=[.I12]/[.K12]" office:value-type="float" office:value="0.989952100192543" calcext:value-type="float">
            <text:p>0.989952100192543</text:p>
          </table:table-cell>
          <table:table-cell table:formula="of:=[.J12]/[.K12]" office:value-type="float" office:value="1.01004789980746" calcext:value-type="float">
            <text:p>1.01004789980746</text:p>
          </table:table-cell>
          <table:table-cell table:formula="of:=([.M12]-[.L12])/([.$E$3]-[.$E$2])" office:value-type="float" office:value="1.00478998074574" calcext:value-type="float">
            <text:p>1.00478998074574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-232/62.17)*[.A13]+1210" office:value-type="float" office:value="1168.95126266688" calcext:value-type="float">
            <text:p>1168.95126266688</text:p>
          </table:table-cell>
          <table:table-cell table:formula="of:=([.B13]*[.A13])/([.A13]+0.38)" office:value-type="float" office:value="1129.91774071491" calcext:value-type="float">
            <text:p>1129.9177407149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E$2]*[.F13]" office:value-type="float" office:value="10.89" calcext:value-type="float">
            <text:p>10.89</text:p>
          </table:table-cell>
          <table:table-cell table:formula="of:=[.$E$3]*[.F13]" office:value-type="float" office:value="11.11" calcext:value-type="float">
            <text:p>11.11</text:p>
          </table:table-cell>
          <table:table-cell table:formula="of:=[.G13]*((-232/62.17)*[.G13]+1210)*[.G13]/([.G13]+0.38)" office:value-type="float" office:value="12304.9747645913" calcext:value-type="float">
            <text:p>12304.9747645913</text:p>
          </table:table-cell>
          <table:table-cell table:formula="of:=[.H13]*((-232/62.17)*[.H13]+1210)*[.H13]/([.H13]+0.38)" office:value-type="float" office:value="12553.1280966154" calcext:value-type="float">
            <text:p>12553.1280966154</text:p>
          </table:table-cell>
          <table:table-cell table:formula="of:=([.I13]+[.J13])/2" office:value-type="float" office:value="12429.0514306033" calcext:value-type="float">
            <text:p>12429.0514306033</text:p>
          </table:table-cell>
          <table:table-cell table:formula="of:=[.I13]/[.K13]" office:value-type="float" office:value="0.990017205520081" calcext:value-type="float">
            <text:p>0.990017205520081</text:p>
          </table:table-cell>
          <table:table-cell table:formula="of:=[.J13]/[.K13]" office:value-type="float" office:value="1.00998279447992" calcext:value-type="float">
            <text:p>1.00998279447992</text:p>
          </table:table-cell>
          <table:table-cell table:formula="of:=([.M13]-[.L13])/([.$E$3]-[.$E$2])" office:value-type="float" office:value="0.998279447991872" calcext:value-type="float">
            <text:p>0.998279447991872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-232/62.17)*[.A14]+1210" office:value-type="float" office:value="1165.21955927296" calcext:value-type="float">
            <text:p>1165.21955927296</text:p>
          </table:table-cell>
          <table:table-cell table:formula="of:=([.B14]*[.A14])/([.A14]+0.38)" office:value-type="float" office:value="1129.4535307977" calcext:value-type="float">
            <text:p>1129.453530797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E$2]*[.F14]" office:value-type="float" office:value="11.88" calcext:value-type="float">
            <text:p>11.88</text:p>
          </table:table-cell>
          <table:table-cell table:formula="of:=[.$E$3]*[.F14]" office:value-type="float" office:value="12.12" calcext:value-type="float">
            <text:p>12.12</text:p>
          </table:table-cell>
          <table:table-cell table:formula="of:=[.G14]*((-232/62.17)*[.G14]+1210)*[.G14]/([.G14]+0.38)" office:value-type="float" office:value="13418.9040760678" calcext:value-type="float">
            <text:p>13418.9040760678</text:p>
          </table:table-cell>
          <table:table-cell table:formula="of:=[.H14]*((-232/62.17)*[.H14]+1210)*[.H14]/([.H14]+0.38)" office:value-type="float" office:value="13687.8758454354" calcext:value-type="float">
            <text:p>13687.8758454354</text:p>
          </table:table-cell>
          <table:table-cell table:formula="of:=([.I14]+[.J14])/2" office:value-type="float" office:value="13553.3899607516" calcext:value-type="float">
            <text:p>13553.3899607516</text:p>
          </table:table-cell>
          <table:table-cell table:formula="of:=[.I14]/[.K14]" office:value-type="float" office:value="0.990077324929537" calcext:value-type="float">
            <text:p>0.990077324929537</text:p>
          </table:table-cell>
          <table:table-cell table:formula="of:=[.J14]/[.K14]" office:value-type="float" office:value="1.00992267507046" calcext:value-type="float">
            <text:p>1.00992267507046</text:p>
          </table:table-cell>
          <table:table-cell table:formula="of:=([.M14]-[.L14])/([.$E$3]-[.$E$2])" office:value-type="float" office:value="0.992267507046245" calcext:value-type="float">
            <text:p>0.992267507046245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-232/62.17)*[.A15]+1210" office:value-type="float" office:value="1161.48785587904" calcext:value-type="float">
            <text:p>1161.48785587904</text:p>
          </table:table-cell>
          <table:table-cell table:formula="of:=([.B15]*[.A15])/([.A15]+0.38)" office:value-type="float" office:value="1128.50090630998" calcext:value-type="float">
            <text:p>1128.500906309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E$2]*[.F15]" office:value-type="float" office:value="12.87" calcext:value-type="float">
            <text:p>12.87</text:p>
          </table:table-cell>
          <table:table-cell table:formula="of:=[.$E$3]*[.F15]" office:value-type="float" office:value="13.13" calcext:value-type="float">
            <text:p>13.13</text:p>
          </table:table-cell>
          <table:table-cell table:formula="of:=[.G15]*((-232/62.17)*[.G15]+1210)*[.G15]/([.G15]+0.38)" office:value-type="float" office:value="14525.7057997809" calcext:value-type="float">
            <text:p>14525.7057997809</text:p>
          </table:table-cell>
          <table:table-cell table:formula="of:=[.H15]*((-232/62.17)*[.H15]+1210)*[.H15]/([.H15]+0.38)" office:value-type="float" office:value="14815.1941013031" calcext:value-type="float">
            <text:p>14815.1941013031</text:p>
          </table:table-cell>
          <table:table-cell table:formula="of:=([.I15]+[.J15])/2" office:value-type="float" office:value="14670.449950542" calcext:value-type="float">
            <text:p>14670.449950542</text:p>
          </table:table-cell>
          <table:table-cell table:formula="of:=[.I15]/[.K15]" office:value-type="float" office:value="0.990133625672757" calcext:value-type="float">
            <text:p>0.990133625672757</text:p>
          </table:table-cell>
          <table:table-cell table:formula="of:=[.J15]/[.K15]" office:value-type="float" office:value="1.00986637432724" calcext:value-type="float">
            <text:p>1.00986637432724</text:p>
          </table:table-cell>
          <table:table-cell table:formula="of:=([.M15]-[.L15])/([.$E$3]-[.$E$2])" office:value-type="float" office:value="0.986637432724296" calcext:value-type="float">
            <text:p>0.986637432724296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-232/62.17)*[.A16]+1210" office:value-type="float" office:value="1157.75615248512" calcext:value-type="float">
            <text:p>1157.75615248512</text:p>
          </table:table-cell>
          <table:table-cell table:formula="of:=([.B16]*[.A16])/([.A16]+0.38)" office:value-type="float" office:value="1127.16176180749" calcext:value-type="float">
            <text:p>1127.1617618074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E$2]*[.F16]" office:value-type="float" office:value="13.86" calcext:value-type="float">
            <text:p>13.86</text:p>
          </table:table-cell>
          <table:table-cell table:formula="of:=[.$E$3]*[.F16]" office:value-type="float" office:value="14.14" calcext:value-type="float">
            <text:p>14.14</text:p>
          </table:table-cell>
          <table:table-cell table:formula="of:=[.G16]*((-232/62.17)*[.G16]+1210)*[.G16]/([.G16]+0.38)" office:value-type="float" office:value="15625.3408716314" calcext:value-type="float">
            <text:p>15625.3408716314</text:p>
          </table:table-cell>
          <table:table-cell table:formula="of:=[.H16]*((-232/62.17)*[.H16]+1210)*[.H16]/([.H16]+0.38)" office:value-type="float" office:value="15935.044482484" calcext:value-type="float">
            <text:p>15935.044482484</text:p>
          </table:table-cell>
          <table:table-cell table:formula="of:=([.I16]+[.J16])/2" office:value-type="float" office:value="15780.1926770577" calcext:value-type="float">
            <text:p>15780.1926770577</text:p>
          </table:table-cell>
          <table:table-cell table:formula="of:=[.I16]/[.K16]" office:value-type="float" office:value="0.990186950907675" calcext:value-type="float">
            <text:p>0.990186950907675</text:p>
          </table:table-cell>
          <table:table-cell table:formula="of:=[.J16]/[.K16]" office:value-type="float" office:value="1.00981304909232" calcext:value-type="float">
            <text:p>1.00981304909232</text:p>
          </table:table-cell>
          <table:table-cell table:formula="of:=([.M16]-[.L16])/([.$E$3]-[.$E$2])" office:value-type="float" office:value="0.981304909232449" calcext:value-type="float">
            <text:p>0.981304909232449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-232/62.17)*[.A17]+1210" office:value-type="float" office:value="1154.0244490912" calcext:value-type="float">
            <text:p>1154.0244490912</text:p>
          </table:table-cell>
          <table:table-cell table:formula="of:=([.B17]*[.A17])/([.A17]+0.38)" office:value-type="float" office:value="1125.51149131132" calcext:value-type="float">
            <text:p>1125.511491311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E$2]*[.F17]" office:value-type="float" office:value="14.85" calcext:value-type="float">
            <text:p>14.85</text:p>
          </table:table-cell>
          <table:table-cell table:formula="of:=[.$E$3]*[.F17]" office:value-type="float" office:value="15.15" calcext:value-type="float">
            <text:p>15.15</text:p>
          </table:table-cell>
          <table:table-cell table:formula="of:=[.G17]*((-232/62.17)*[.G17]+1210)*[.G17]/([.G17]+0.38)" office:value-type="float" office:value="16717.7803846991" calcext:value-type="float">
            <text:p>16717.7803846991</text:p>
          </table:table-cell>
          <table:table-cell table:formula="of:=[.H17]*((-232/62.17)*[.H17]+1210)*[.H17]/([.H17]+0.38)" office:value-type="float" office:value="17047.3985919318" calcext:value-type="float">
            <text:p>17047.3985919318</text:p>
          </table:table-cell>
          <table:table-cell table:formula="of:=([.I17]+[.J17])/2" office:value-type="float" office:value="16882.5894883154" calcext:value-type="float">
            <text:p>16882.5894883154</text:p>
          </table:table-cell>
          <table:table-cell table:formula="of:=[.I17]/[.K17]" office:value-type="float" office:value="0.990237925068876" calcext:value-type="float">
            <text:p>0.990237925068876</text:p>
          </table:table-cell>
          <table:table-cell table:formula="of:=[.J17]/[.K17]" office:value-type="float" office:value="1.00976207493112" calcext:value-type="float">
            <text:p>1.00976207493112</text:p>
          </table:table-cell>
          <table:table-cell table:formula="of:=([.M17]-[.L17])/([.$E$3]-[.$E$2])" office:value-type="float" office:value="0.97620749311239" calcext:value-type="float">
            <text:p>0.97620749311239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-232/62.17)*[.A18]+1210" office:value-type="float" office:value="1150.29274569728" calcext:value-type="float">
            <text:p>1150.29274569728</text:p>
          </table:table-cell>
          <table:table-cell table:formula="of:=([.B18]*[.A18])/([.A18]+0.38)" office:value-type="float" office:value="1123.60707760418" calcext:value-type="float">
            <text:p>1123.607077604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E$2]*[.F18]" office:value-type="float" office:value="15.84" calcext:value-type="float">
            <text:p>15.84</text:p>
          </table:table-cell>
          <table:table-cell table:formula="of:=[.$E$3]*[.F18]" office:value-type="float" office:value="16.16" calcext:value-type="float">
            <text:p>16.16</text:p>
          </table:table-cell>
          <table:table-cell table:formula="of:=[.G18]*((-232/62.17)*[.G18]+1210)*[.G18]/([.G18]+0.38)" office:value-type="float" office:value="17803.0024894868" calcext:value-type="float">
            <text:p>17803.0024894868</text:p>
          </table:table-cell>
          <table:table-cell table:formula="of:=[.H18]*((-232/62.17)*[.H18]+1210)*[.H18]/([.H18]+0.38)" office:value-type="float" office:value="18152.2349687589" calcext:value-type="float">
            <text:p>18152.2349687589</text:p>
          </table:table-cell>
          <table:table-cell table:formula="of:=([.I18]+[.J18])/2" office:value-type="float" office:value="17977.6187291228" calcext:value-type="float">
            <text:p>17977.6187291228</text:p>
          </table:table-cell>
          <table:table-cell table:formula="of:=[.I18]/[.K18]" office:value-type="float" office:value="0.990287020641217" calcext:value-type="float">
            <text:p>0.990287020641217</text:p>
          </table:table-cell>
          <table:table-cell table:formula="of:=[.J18]/[.K18]" office:value-type="float" office:value="1.00971297935878" calcext:value-type="float">
            <text:p>1.00971297935878</text:p>
          </table:table-cell>
          <table:table-cell table:formula="of:=([.M18]-[.L18])/([.$E$3]-[.$E$2])" office:value-type="float" office:value="0.971297935878306" calcext:value-type="float">
            <text:p>0.971297935878306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-232/62.17)*[.A19]+1210" office:value-type="float" office:value="1146.56104230336" calcext:value-type="float">
            <text:p>1146.56104230336</text:p>
          </table:table-cell>
          <table:table-cell table:formula="of:=([.B19]*[.A19])/([.A19]+0.38)" office:value-type="float" office:value="1121.49238890432" calcext:value-type="float">
            <text:p>1121.4923889043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E$2]*[.F19]" office:value-type="float" office:value="16.83" calcext:value-type="float">
            <text:p>16.83</text:p>
          </table:table-cell>
          <table:table-cell table:formula="of:=[.$E$3]*[.F19]" office:value-type="float" office:value="17.17" calcext:value-type="float">
            <text:p>17.17</text:p>
          </table:table-cell>
          <table:table-cell table:formula="of:=[.G19]*((-232/62.17)*[.G19]+1210)*[.G19]/([.G19]+0.38)" office:value-type="float" office:value="18880.99036404" calcext:value-type="float">
            <text:p>18880.99036404</text:p>
          </table:table-cell>
          <table:table-cell table:formula="of:=[.H19]*((-232/62.17)*[.H19]+1210)*[.H19]/([.H19]+0.38)" office:value-type="float" office:value="19249.5370923619" calcext:value-type="float">
            <text:p>19249.5370923619</text:p>
          </table:table-cell>
          <table:table-cell table:formula="of:=([.I19]+[.J19])/2" office:value-type="float" office:value="19065.2637282009" calcext:value-type="float">
            <text:p>19065.2637282009</text:p>
          </table:table-cell>
          <table:table-cell table:formula="of:=[.I19]/[.K19]" office:value-type="float" office:value="0.990334601881831" calcext:value-type="float">
            <text:p>0.990334601881831</text:p>
          </table:table-cell>
          <table:table-cell table:formula="of:=[.J19]/[.K19]" office:value-type="float" office:value="1.00966539811817" calcext:value-type="float">
            <text:p>1.00966539811817</text:p>
          </table:table-cell>
          <table:table-cell table:formula="of:=([.M19]-[.L19])/([.$E$3]-[.$E$2])" office:value-type="float" office:value="0.966539811816874" calcext:value-type="float">
            <text:p>0.966539811816874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-232/62.17)*[.A20]+1210" office:value-type="float" office:value="1142.82933890944" calcext:value-type="float">
            <text:p>1142.82933890944</text:p>
          </table:table-cell>
          <table:table-cell table:formula="of:=([.B20]*[.A20])/([.A20]+0.38)" office:value-type="float" office:value="1119.20174648368" calcext:value-type="float">
            <text:p>1119.201746483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E$2]*[.F20]" office:value-type="float" office:value="17.82" calcext:value-type="float">
            <text:p>17.82</text:p>
          </table:table-cell>
          <table:table-cell table:formula="of:=[.$E$3]*[.F20]" office:value-type="float" office:value="18.18" calcext:value-type="float">
            <text:p>18.18</text:p>
          </table:table-cell>
          <table:table-cell table:formula="of:=[.G20]*((-232/62.17)*[.G20]+1210)*[.G20]/([.G20]+0.38)" office:value-type="float" office:value="19951.7308465657" calcext:value-type="float">
            <text:p>19951.7308465657</text:p>
          </table:table-cell>
          <table:table-cell table:formula="of:=[.H20]*((-232/62.17)*[.H20]+1210)*[.H20]/([.H20]+0.38)" office:value-type="float" office:value="20339.292038217" calcext:value-type="float">
            <text:p>20339.292038217</text:p>
          </table:table-cell>
          <table:table-cell table:formula="of:=([.I20]+[.J20])/2" office:value-type="float" office:value="20145.5114423913" calcext:value-type="float">
            <text:p>20145.5114423913</text:p>
          </table:table-cell>
          <table:table-cell table:formula="of:=[.I20]/[.K20]" office:value-type="float" office:value="0.990380954269651" calcext:value-type="float">
            <text:p>0.990380954269651</text:p>
          </table:table-cell>
          <table:table-cell table:formula="of:=[.J20]/[.K20]" office:value-type="float" office:value="1.00961904573035" calcext:value-type="float">
            <text:p>1.00961904573035</text:p>
          </table:table-cell>
          <table:table-cell table:formula="of:=([.M20]-[.L20])/([.$E$3]-[.$E$2])" office:value-type="float" office:value="0.961904573034904" calcext:value-type="float">
            <text:p>0.961904573034904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-232/62.17)*[.A21]+1210" office:value-type="float" office:value="1139.09763551552" calcext:value-type="float">
            <text:p>1139.09763551552</text:p>
          </table:table-cell>
          <table:table-cell table:formula="of:=([.B21]*[.A21])/([.A21]+0.38)" office:value-type="float" office:value="1116.76238776032" calcext:value-type="float">
            <text:p>1116.7623877603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E$2]*[.F21]" office:value-type="float" office:value="18.81" calcext:value-type="float">
            <text:p>18.81</text:p>
          </table:table-cell>
          <table:table-cell table:formula="of:=[.$E$3]*[.F21]" office:value-type="float" office:value="19.19" calcext:value-type="float">
            <text:p>19.19</text:p>
          </table:table-cell>
          <table:table-cell table:formula="of:=[.G21]*((-232/62.17)*[.G21]+1210)*[.G21]/([.G21]+0.38)" office:value-type="float" office:value="21015.2134913054" calcext:value-type="float">
            <text:p>21015.2134913054</text:p>
          </table:table-cell>
          <table:table-cell table:formula="of:=[.H21]*((-232/62.17)*[.H21]+1210)*[.H21]/([.H21]+0.38)" office:value-type="float" office:value="21421.4895499187" calcext:value-type="float">
            <text:p>21421.4895499187</text:p>
          </table:table-cell>
          <table:table-cell table:formula="of:=([.I21]+[.J21])/2" office:value-type="float" office:value="21218.351520612" calcext:value-type="float">
            <text:p>21218.351520612</text:p>
          </table:table-cell>
          <table:table-cell table:formula="of:=[.I21]/[.K21]" office:value-type="float" office:value="0.990426304837615" calcext:value-type="float">
            <text:p>0.990426304837615</text:p>
          </table:table-cell>
          <table:table-cell table:formula="of:=[.J21]/[.K21]" office:value-type="float" office:value="1.00957369516239" calcext:value-type="float">
            <text:p>1.00957369516239</text:p>
          </table:table-cell>
          <table:table-cell table:formula="of:=([.M21]-[.L21])/([.$E$3]-[.$E$2])" office:value-type="float" office:value="0.957369516238509" calcext:value-type="float">
            <text:p>0.957369516238509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-232/62.17)*[.A22]+1210" office:value-type="float" office:value="1135.3659321216" calcext:value-type="float">
            <text:p>1135.3659321216</text:p>
          </table:table-cell>
          <table:table-cell table:formula="of:=([.B22]*[.A22])/([.A22]+0.38)" office:value-type="float" office:value="1114.19620424102" calcext:value-type="float">
            <text:p>1114.1962042410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E$2]*[.F22]" office:value-type="float" office:value="19.8" calcext:value-type="float">
            <text:p>19.8</text:p>
          </table:table-cell>
          <table:table-cell table:formula="of:=[.$E$3]*[.F22]" office:value-type="float" office:value="20.2" calcext:value-type="float">
            <text:p>20.2</text:p>
          </table:table-cell>
          <table:table-cell table:formula="of:=[.G22]*((-232/62.17)*[.G22]+1210)*[.G22]/([.G22]+0.38)" office:value-type="float" office:value="22071.4299023124" calcext:value-type="float">
            <text:p>22071.4299023124</text:p>
          </table:table-cell>
          <table:table-cell table:formula="of:=[.H22]*((-232/62.17)*[.H22]+1210)*[.H22]/([.H22]+0.38)" office:value-type="float" office:value="22496.1213844668" calcext:value-type="float">
            <text:p>22496.1213844668</text:p>
          </table:table-cell>
          <table:table-cell table:formula="of:=([.I22]+[.J22])/2" office:value-type="float" office:value="22283.7756433896" calcext:value-type="float">
            <text:p>22283.7756433896</text:p>
          </table:table-cell>
          <table:table-cell table:formula="of:=[.I22]/[.K22]" office:value-type="float" office:value="0.990470836519114" calcext:value-type="float">
            <text:p>0.990470836519114</text:p>
          </table:table-cell>
          <table:table-cell table:formula="of:=[.J22]/[.K22]" office:value-type="float" office:value="1.00952916348089" calcext:value-type="float">
            <text:p>1.00952916348089</text:p>
          </table:table-cell>
          <table:table-cell table:formula="of:=([.M22]-[.L22])/([.$E$3]-[.$E$2])" office:value-type="float" office:value="0.952916348088566" calcext:value-type="float">
            <text:p>0.952916348088566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-232/62.17)*[.A23]+1210" office:value-type="float" office:value="1131.63422872768" calcext:value-type="float">
            <text:p>1131.63422872768</text:p>
          </table:table-cell>
          <table:table-cell table:formula="of:=([.B23]*[.A23])/([.A23]+0.38)" office:value-type="float" office:value="1111.52099173439" calcext:value-type="float">
            <text:p>1111.5209917343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E$2]*[.F23]" office:value-type="float" office:value="20.79" calcext:value-type="float">
            <text:p>20.79</text:p>
          </table:table-cell>
          <table:table-cell table:formula="of:=[.$E$3]*[.F23]" office:value-type="float" office:value="21.21" calcext:value-type="float">
            <text:p>21.21</text:p>
          </table:table-cell>
          <table:table-cell table:formula="of:=[.G23]*((-232/62.17)*[.G23]+1210)*[.G23]/([.G23]+0.38)" office:value-type="float" office:value="23120.3732541619" calcext:value-type="float">
            <text:p>23120.3732541619</text:p>
          </table:table-cell>
          <table:table-cell table:formula="of:=[.H23]*((-232/62.17)*[.H23]+1210)*[.H23]/([.H23]+0.38)" office:value-type="float" office:value="23563.1808413215" calcext:value-type="float">
            <text:p>23563.1808413215</text:p>
          </table:table-cell>
          <table:table-cell table:formula="of:=([.I23]+[.J23])/2" office:value-type="float" office:value="23341.7770477417" calcext:value-type="float">
            <text:p>23341.7770477417</text:p>
          </table:table-cell>
          <table:table-cell table:formula="of:=[.I23]/[.K23]" office:value-type="float" office:value="0.99051469846846" calcext:value-type="float">
            <text:p>0.99051469846846</text:p>
          </table:table-cell>
          <table:table-cell table:formula="of:=[.J23]/[.K23]" office:value-type="float" office:value="1.00948530153154" calcext:value-type="float">
            <text:p>1.00948530153154</text:p>
          </table:table-cell>
          <table:table-cell table:formula="of:=([.M23]-[.L23])/([.$E$3]-[.$E$2])" office:value-type="float" office:value="0.948530153154014" calcext:value-type="float">
            <text:p>0.948530153154014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-232/62.17)*[.A24]+1210" office:value-type="float" office:value="1127.90252533376" calcext:value-type="float">
            <text:p>1127.90252533376</text:p>
          </table:table-cell>
          <table:table-cell table:formula="of:=([.B24]*[.A24])/([.A24]+0.38)" office:value-type="float" office:value="1108.75136538618" calcext:value-type="float">
            <text:p>1108.7513653861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E$2]*[.F24]" office:value-type="float" office:value="21.78" calcext:value-type="float">
            <text:p>21.78</text:p>
          </table:table-cell>
          <table:table-cell table:formula="of:=[.$E$3]*[.F24]" office:value-type="float" office:value="22.22" calcext:value-type="float">
            <text:p>22.22</text:p>
          </table:table-cell>
          <table:table-cell table:formula="of:=[.G24]*((-232/62.17)*[.G24]+1210)*[.G24]/([.G24]+0.38)" office:value-type="float" office:value="24162.037941135" calcext:value-type="float">
            <text:p>24162.037941135</text:p>
          </table:table-cell>
          <table:table-cell table:formula="of:=[.H24]*((-232/62.17)*[.H24]+1210)*[.H24]/([.H24]+0.38)" office:value-type="float" office:value="24622.6624177384" calcext:value-type="float">
            <text:p>24622.6624177384</text:p>
          </table:table-cell>
          <table:table-cell table:formula="of:=([.I24]+[.J24])/2" office:value-type="float" office:value="24392.3501794367" calcext:value-type="float">
            <text:p>24392.3501794367</text:p>
          </table:table-cell>
          <table:table-cell table:formula="of:=[.I24]/[.K24]" office:value-type="float" office:value="0.990558013614618" calcext:value-type="float">
            <text:p>0.990558013614618</text:p>
          </table:table-cell>
          <table:table-cell table:formula="of:=[.J24]/[.K24]" office:value-type="float" office:value="1.00944198638538" calcext:value-type="float">
            <text:p>1.00944198638538</text:p>
          </table:table-cell>
          <table:table-cell table:formula="of:=([.M24]-[.L24])/([.$E$3]-[.$E$2])" office:value-type="float" office:value="0.944198638538206" calcext:value-type="float">
            <text:p>0.944198638538206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-232/62.17)*[.A25]+1210" office:value-type="float" office:value="1124.17082193984" calcext:value-type="float">
            <text:p>1124.17082193984</text:p>
          </table:table-cell>
          <table:table-cell table:formula="of:=([.B25]*[.A25])/([.A25]+0.38)" office:value-type="float" office:value="1105.89943988949" calcext:value-type="float">
            <text:p>1105.8994398894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E$2]*[.F25]" office:value-type="float" office:value="22.77" calcext:value-type="float">
            <text:p>22.77</text:p>
          </table:table-cell>
          <table:table-cell table:formula="of:=[.$E$3]*[.F25]" office:value-type="float" office:value="23.23" calcext:value-type="float">
            <text:p>23.23</text:p>
          </table:table-cell>
          <table:table-cell table:formula="of:=[.G25]*((-232/62.17)*[.G25]+1210)*[.G25]/([.G25]+0.38)" office:value-type="float" office:value="25196.4193164176" calcext:value-type="float">
            <text:p>25196.4193164176</text:p>
          </table:table-cell>
          <table:table-cell table:formula="of:=[.H25]*((-232/62.17)*[.H25]+1210)*[.H25]/([.H25]+0.38)" office:value-type="float" office:value="25674.5615525696" calcext:value-type="float">
            <text:p>25674.5615525696</text:p>
          </table:table-cell>
          <table:table-cell table:formula="of:=([.I25]+[.J25])/2" office:value-type="float" office:value="25435.4904344936" calcext:value-type="float">
            <text:p>25435.4904344936</text:p>
          </table:table-cell>
          <table:table-cell table:formula="of:=[.I25]/[.K25]" office:value-type="float" office:value="0.99060088427657" calcext:value-type="float">
            <text:p>0.99060088427657</text:p>
          </table:table-cell>
          <table:table-cell table:formula="of:=[.J25]/[.K25]" office:value-type="float" office:value="1.00939911572343" calcext:value-type="float">
            <text:p>1.00939911572343</text:p>
          </table:table-cell>
          <table:table-cell table:formula="of:=([.M25]-[.L25])/([.$E$3]-[.$E$2])" office:value-type="float" office:value="0.939911572342949" calcext:value-type="float">
            <text:p>0.939911572342949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-232/62.17)*[.A26]+1210" office:value-type="float" office:value="1120.43911854592" calcext:value-type="float">
            <text:p>1120.43911854592</text:p>
          </table:table-cell>
          <table:table-cell table:formula="of:=([.B26]*[.A26])/([.A26]+0.38)" office:value-type="float" office:value="1102.97534229295" calcext:value-type="float">
            <text:p>1102.975342292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E$2]*[.F26]" office:value-type="float" office:value="23.76" calcext:value-type="float">
            <text:p>23.76</text:p>
          </table:table-cell>
          <table:table-cell table:formula="of:=[.$E$3]*[.F26]" office:value-type="float" office:value="24.24" calcext:value-type="float">
            <text:p>24.24</text:p>
          </table:table-cell>
          <table:table-cell table:formula="of:=[.G26]*((-232/62.17)*[.G26]+1210)*[.G26]/([.G26]+0.38)" office:value-type="float" office:value="26223.5134954735" calcext:value-type="float">
            <text:p>26223.5134954735</text:p>
          </table:table-cell>
          <table:table-cell table:formula="of:=[.H26]*((-232/62.17)*[.H26]+1210)*[.H26]/([.H26]+0.38)" office:value-type="float" office:value="26718.8744331252" calcext:value-type="float">
            <text:p>26718.8744331252</text:p>
          </table:table-cell>
          <table:table-cell table:formula="of:=([.I26]+[.J26])/2" office:value-type="float" office:value="26471.1939642993" calcext:value-type="float">
            <text:p>26471.1939642993</text:p>
          </table:table-cell>
          <table:table-cell table:formula="of:=[.I26]/[.K26]" office:value-type="float" office:value="0.990643396396858" calcext:value-type="float">
            <text:p>0.990643396396858</text:p>
          </table:table-cell>
          <table:table-cell table:formula="of:=[.J26]/[.K26]" office:value-type="float" office:value="1.00935660360314" calcext:value-type="float">
            <text:p>1.00935660360314</text:p>
          </table:table-cell>
          <table:table-cell table:formula="of:=([.M26]-[.L26])/([.$E$3]-[.$E$2])" office:value-type="float" office:value="0.935660360314227" calcext:value-type="float">
            <text:p>0.935660360314227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-232/62.17)*[.A27]+1210" office:value-type="float" office:value="1116.707415152" calcext:value-type="float">
            <text:p>1116.707415152</text:p>
          </table:table-cell>
          <table:table-cell table:formula="of:=([.B27]*[.A27])/([.A27]+0.38)" office:value-type="float" office:value="1099.98760357762" calcext:value-type="float">
            <text:p>1099.9876035776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E$2]*[.F27]" office:value-type="float" office:value="24.75" calcext:value-type="float">
            <text:p>24.75</text:p>
          </table:table-cell>
          <table:table-cell table:formula="of:=[.$E$3]*[.F27]" office:value-type="float" office:value="25.25" calcext:value-type="float">
            <text:p>25.25</text:p>
          </table:table-cell>
          <table:table-cell table:formula="of:=[.G27]*((-232/62.17)*[.G27]+1210)*[.G27]/([.G27]+0.38)" office:value-type="float" office:value="27243.3172058937" calcext:value-type="float">
            <text:p>27243.3172058937</text:p>
          </table:table-cell>
          <table:table-cell table:formula="of:=[.H27]*((-232/62.17)*[.H27]+1210)*[.H27]/([.H27]+0.38)" office:value-type="float" office:value="27755.597847701" calcext:value-type="float">
            <text:p>27755.597847701</text:p>
          </table:table-cell>
          <table:table-cell table:formula="of:=([.I27]+[.J27])/2" office:value-type="float" office:value="27499.4575267973" calcext:value-type="float">
            <text:p>27499.4575267973</text:p>
          </table:table-cell>
          <table:table-cell table:formula="of:=[.I27]/[.K27]" office:value-type="float" office:value="0.99068562277441" calcext:value-type="float">
            <text:p>0.99068562277441</text:p>
          </table:table-cell>
          <table:table-cell table:formula="of:=[.J27]/[.K27]" office:value-type="float" office:value="1.00931437722559" calcext:value-type="float">
            <text:p>1.00931437722559</text:p>
          </table:table-cell>
          <table:table-cell table:formula="of:=([.M27]-[.L27])/([.$E$3]-[.$E$2])" office:value-type="float" office:value="0.931437722558963" calcext:value-type="float">
            <text:p>0.931437722558963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-232/62.17)*[.A28]+1210" office:value-type="float" office:value="1112.97571175808" calcext:value-type="float">
            <text:p>1112.97571175808</text:p>
          </table:table-cell>
          <table:table-cell table:formula="of:=([.B28]*[.A28])/([.A28]+0.38)" office:value-type="float" office:value="1096.94346117173" calcext:value-type="float">
            <text:p>1096.9434611717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E$2]*[.F28]" office:value-type="float" office:value="25.74" calcext:value-type="float">
            <text:p>25.74</text:p>
          </table:table-cell>
          <table:table-cell table:formula="of:=[.$E$3]*[.F28]" office:value-type="float" office:value="26.26" calcext:value-type="float">
            <text:p>26.26</text:p>
          </table:table-cell>
          <table:table-cell table:formula="of:=[.G28]*((-232/62.17)*[.G28]+1210)*[.G28]/([.G28]+0.38)" office:value-type="float" office:value="28255.8276713925" calcext:value-type="float">
            <text:p>28255.8276713925</text:p>
          </table:table-cell>
          <table:table-cell table:formula="of:=[.H28]*((-232/62.17)*[.H28]+1210)*[.H28]/([.H28]+0.38)" office:value-type="float" office:value="28784.7290716533" calcext:value-type="float">
            <text:p>28784.7290716533</text:p>
          </table:table-cell>
          <table:table-cell table:formula="of:=([.I28]+[.J28])/2" office:value-type="float" office:value="28520.2783715229" calcext:value-type="float">
            <text:p>28520.2783715229</text:p>
          </table:table-cell>
          <table:table-cell table:formula="of:=[.I28]/[.K28]" office:value-type="float" office:value="0.990727625562224" calcext:value-type="float">
            <text:p>0.990727625562224</text:p>
          </table:table-cell>
          <table:table-cell table:formula="of:=[.J28]/[.K28]" office:value-type="float" office:value="1.00927237443778" calcext:value-type="float">
            <text:p>1.00927237443778</text:p>
          </table:table-cell>
          <table:table-cell table:formula="of:=([.M28]-[.L28])/([.$E$3]-[.$E$2])" office:value-type="float" office:value="0.927237443777617" calcext:value-type="float">
            <text:p>0.927237443777617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-232/62.17)*[.A29]+1210" office:value-type="float" office:value="1109.24400836416" calcext:value-type="float">
            <text:p>1109.24400836416</text:p>
          </table:table-cell>
          <table:table-cell table:formula="of:=([.B29]*[.A29])/([.A29]+0.38)" office:value-type="float" office:value="1093.84909517284" calcext:value-type="float">
            <text:p>1093.8490951728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E$2]*[.F29]" office:value-type="float" office:value="26.73" calcext:value-type="float">
            <text:p>26.73</text:p>
          </table:table-cell>
          <table:table-cell table:formula="of:=[.$E$3]*[.F29]" office:value-type="float" office:value="27.27" calcext:value-type="float">
            <text:p>27.27</text:p>
          </table:table-cell>
          <table:table-cell table:formula="of:=[.G29]*((-232/62.17)*[.G29]+1210)*[.G29]/([.G29]+0.38)" office:value-type="float" office:value="29261.0425212209" calcext:value-type="float">
            <text:p>29261.0425212209</text:p>
          </table:table-cell>
          <table:table-cell table:formula="of:=[.H29]*((-232/62.17)*[.H29]+1210)*[.H29]/([.H29]+0.38)" office:value-type="float" office:value="29806.2657784416" calcext:value-type="float">
            <text:p>29806.2657784416</text:p>
          </table:table-cell>
          <table:table-cell table:formula="of:=([.I29]+[.J29])/2" office:value-type="float" office:value="29533.6541498312" calcext:value-type="float">
            <text:p>29533.6541498312</text:p>
          </table:table-cell>
          <table:table-cell table:formula="of:=[.I29]/[.K29]" office:value-type="float" office:value="0.990769458217823" calcext:value-type="float">
            <text:p>0.990769458217823</text:p>
          </table:table-cell>
          <table:table-cell table:formula="of:=[.J29]/[.K29]" office:value-type="float" office:value="1.00923054178218" calcext:value-type="float">
            <text:p>1.00923054178218</text:p>
          </table:table-cell>
          <table:table-cell table:formula="of:=([.M29]-[.L29])/([.$E$3]-[.$E$2])" office:value-type="float" office:value="0.923054178217652" calcext:value-type="float">
            <text:p>0.923054178217652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-232/62.17)*[.A30]+1210" office:value-type="float" office:value="1105.51230497024" calcext:value-type="float">
            <text:p>1105.51230497024</text:p>
          </table:table-cell>
          <table:table-cell table:formula="of:=([.B30]*[.A30])/([.A30]+0.38)" office:value-type="float" office:value="1090.70981462885" calcext:value-type="float">
            <text:p>1090.7098146288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E$2]*[.F30]" office:value-type="float" office:value="27.72" calcext:value-type="float">
            <text:p>27.72</text:p>
          </table:table-cell>
          <table:table-cell table:formula="of:=[.$E$3]*[.F30]" office:value-type="float" office:value="28.28" calcext:value-type="float">
            <text:p>28.28</text:p>
          </table:table-cell>
          <table:table-cell table:formula="of:=[.G30]*((-232/62.17)*[.G30]+1210)*[.G30]/([.G30]+0.38)" office:value-type="float" office:value="30258.9597187278" calcext:value-type="float">
            <text:p>30258.9597187278</text:p>
          </table:table-cell>
          <table:table-cell table:formula="of:=[.H30]*((-232/62.17)*[.H30]+1210)*[.H30]/([.H30]+0.38)" office:value-type="float" office:value="30820.2059694817" calcext:value-type="float">
            <text:p>30820.2059694817</text:p>
          </table:table-cell>
          <table:table-cell table:formula="of:=([.I30]+[.J30])/2" office:value-type="float" office:value="30539.5828441048" calcext:value-type="float">
            <text:p>30539.5828441048</text:p>
          </table:table-cell>
          <table:table-cell table:formula="of:=[.I30]/[.K30]" office:value-type="float" office:value="0.990811167041493" calcext:value-type="float">
            <text:p>0.990811167041493</text:p>
          </table:table-cell>
          <table:table-cell table:formula="of:=[.J30]/[.K30]" office:value-type="float" office:value="1.00918883295851" calcext:value-type="float">
            <text:p>1.00918883295851</text:p>
          </table:table-cell>
          <table:table-cell table:formula="of:=([.M30]-[.L30])/([.$E$3]-[.$E$2])" office:value-type="float" office:value="0.918883295850664" calcext:value-type="float">
            <text:p>0.918883295850664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-232/62.17)*[.A31]+1210" office:value-type="float" office:value="1101.78060157632" calcext:value-type="float">
            <text:p>1101.78060157632</text:p>
          </table:table-cell>
          <table:table-cell table:formula="of:=([.B31]*[.A31])/([.A31]+0.38)" office:value-type="float" office:value="1087.53020577649" calcext:value-type="float">
            <text:p>1087.5302057764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E$2]*[.F31]" office:value-type="float" office:value="28.71" calcext:value-type="float">
            <text:p>28.71</text:p>
          </table:table-cell>
          <table:table-cell table:formula="of:=[.$E$3]*[.F31]" office:value-type="float" office:value="29.29" calcext:value-type="float">
            <text:p>29.29</text:p>
          </table:table-cell>
          <table:table-cell table:formula="of:=[.G31]*((-232/62.17)*[.G31]+1210)*[.G31]/([.G31]+0.38)" office:value-type="float" office:value="31249.5775045104" calcext:value-type="float">
            <text:p>31249.5775045104</text:p>
          </table:table-cell>
          <table:table-cell table:formula="of:=[.H31]*((-232/62.17)*[.H31]+1210)*[.H31]/([.H31]+0.38)" office:value-type="float" office:value="31826.5479183256" calcext:value-type="float">
            <text:p>31826.5479183256</text:p>
          </table:table-cell>
          <table:table-cell table:formula="of:=([.I31]+[.J31])/2" office:value-type="float" office:value="31538.062711418" calcext:value-type="float">
            <text:p>31538.062711418</text:p>
          </table:table-cell>
          <table:table-cell table:formula="of:=[.I31]/[.K31]" office:value-type="float" office:value="0.990852792400493" calcext:value-type="float">
            <text:p>0.990852792400493</text:p>
          </table:table-cell>
          <table:table-cell table:formula="of:=[.J31]/[.K31]" office:value-type="float" office:value="1.00914720759951" calcext:value-type="float">
            <text:p>1.00914720759951</text:p>
          </table:table-cell>
          <table:table-cell table:formula="of:=([.M31]-[.L31])/([.$E$3]-[.$E$2])" office:value-type="float" office:value="0.914720759950654" calcext:value-type="float">
            <text:p>0.914720759950654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-232/62.17)*[.A32]+1210" office:value-type="float" office:value="1098.0488981824" calcext:value-type="float">
            <text:p>1098.0488981824</text:p>
          </table:table-cell>
          <table:table-cell table:formula="of:=([.B32]*[.A32])/([.A32]+0.38)" office:value-type="float" office:value="1084.31425100303" calcext:value-type="float">
            <text:p>1084.3142510030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E$2]*[.F32]" office:value-type="float" office:value="29.7" calcext:value-type="float">
            <text:p>29.7</text:p>
          </table:table-cell>
          <table:table-cell table:formula="of:=[.$E$3]*[.F32]" office:value-type="float" office:value="30.3" calcext:value-type="float">
            <text:p>30.3</text:p>
          </table:table-cell>
          <table:table-cell table:formula="of:=[.G32]*((-232/62.17)*[.G32]+1210)*[.G32]/([.G32]+0.38)" office:value-type="float" office:value="32232.8943507892" calcext:value-type="float">
            <text:p>32232.8943507892</text:p>
          </table:table-cell>
          <table:table-cell table:formula="of:=[.H32]*((-232/62.17)*[.H32]+1210)*[.H32]/([.H32]+0.38)" office:value-type="float" office:value="32825.2901258672" calcext:value-type="float">
            <text:p>32825.2901258672</text:p>
          </table:table-cell>
          <table:table-cell table:formula="of:=([.I32]+[.J32])/2" office:value-type="float" office:value="32529.0922383282" calcext:value-type="float">
            <text:p>32529.0922383282</text:p>
          </table:table-cell>
          <table:table-cell table:formula="of:=[.I32]/[.K32]" office:value-type="float" office:value="0.990894369711615" calcext:value-type="float">
            <text:p>0.990894369711615</text:p>
          </table:table-cell>
          <table:table-cell table:formula="of:=[.J32]/[.K32]" office:value-type="float" office:value="1.00910563028839" calcext:value-type="float">
            <text:p>1.00910563028839</text:p>
          </table:table-cell>
          <table:table-cell table:formula="of:=([.M32]-[.L32])/([.$E$3]-[.$E$2])" office:value-type="float" office:value="0.910563028838523" calcext:value-type="float">
            <text:p>0.910563028838523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(-232/62.17)*[.A33]+1210" office:value-type="float" office:value="1094.31719478848" calcext:value-type="float">
            <text:p>1094.31719478848</text:p>
          </table:table-cell>
          <table:table-cell table:formula="of:=([.B33]*[.A33])/([.A33]+0.38)" office:value-type="float" office:value="1081.06542506192" calcext:value-type="float">
            <text:p>1081.0654250619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E$2]*[.F33]" office:value-type="float" office:value="30.69" calcext:value-type="float">
            <text:p>30.69</text:p>
          </table:table-cell>
          <table:table-cell table:formula="of:=[.$E$3]*[.F33]" office:value-type="float" office:value="31.31" calcext:value-type="float">
            <text:p>31.31</text:p>
          </table:table-cell>
          <table:table-cell table:formula="of:=[.G33]*((-232/62.17)*[.G33]+1210)*[.G33]/([.G33]+0.38)" office:value-type="float" office:value="33208.9089245064" calcext:value-type="float">
            <text:p>33208.9089245064</text:p>
          </table:table-cell>
          <table:table-cell table:formula="of:=[.H33]*((-232/62.17)*[.H33]+1210)*[.H33]/([.H33]+0.38)" office:value-type="float" office:value="33816.4312841138" calcext:value-type="float">
            <text:p>33816.4312841138</text:p>
          </table:table-cell>
          <table:table-cell table:formula="of:=([.I33]+[.J33])/2" office:value-type="float" office:value="33512.6701043101" calcext:value-type="float">
            <text:p>33512.6701043101</text:p>
          </table:table-cell>
          <table:table-cell table:formula="of:=[.I33]/[.K33]" office:value-type="float" office:value="0.990935930235991" calcext:value-type="float">
            <text:p>0.990935930235991</text:p>
          </table:table-cell>
          <table:table-cell table:formula="of:=[.J33]/[.K33]" office:value-type="float" office:value="1.00906406976401" calcext:value-type="float">
            <text:p>1.00906406976401</text:p>
          </table:table-cell>
          <table:table-cell table:formula="of:=([.M33]-[.L33])/([.$E$3]-[.$E$2])" office:value-type="float" office:value="0.906406976400925" calcext:value-type="float">
            <text:p>0.906406976400925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(-232/62.17)*[.A34]+1210" office:value-type="float" office:value="1090.58549139456" calcext:value-type="float">
            <text:p>1090.58549139456</text:p>
          </table:table-cell>
          <table:table-cell table:formula="of:=([.B34]*[.A34])/([.A34]+0.38)" office:value-type="float" office:value="1077.78677345973" calcext:value-type="float">
            <text:p>1077.7867734597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E$2]*[.F34]" office:value-type="float" office:value="31.68" calcext:value-type="float">
            <text:p>31.68</text:p>
          </table:table-cell>
          <table:table-cell table:formula="of:=[.$E$3]*[.F34]" office:value-type="float" office:value="32.32" calcext:value-type="float">
            <text:p>32.32</text:p>
          </table:table-cell>
          <table:table-cell table:formula="of:=[.G34]*((-232/62.17)*[.G34]+1210)*[.G34]/([.G34]+0.38)" office:value-type="float" office:value="34177.6200572615" calcext:value-type="float">
            <text:p>34177.6200572615</text:p>
          </table:table-cell>
          <table:table-cell table:formula="of:=[.H34]*((-232/62.17)*[.H34]+1210)*[.H34]/([.H34]+0.38)" office:value-type="float" office:value="34799.970246672" calcext:value-type="float">
            <text:p>34799.970246672</text:p>
          </table:table-cell>
          <table:table-cell table:formula="of:=([.I34]+[.J34])/2" office:value-type="float" office:value="34488.7951519668" calcext:value-type="float">
            <text:p>34488.7951519668</text:p>
          </table:table-cell>
          <table:table-cell table:formula="of:=[.I34]/[.K34]" office:value-type="float" office:value="0.990977501726746" calcext:value-type="float">
            <text:p>0.990977501726746</text:p>
          </table:table-cell>
          <table:table-cell table:formula="of:=[.J34]/[.K34]" office:value-type="float" office:value="1.00902249827325" calcext:value-type="float">
            <text:p>1.00902249827325</text:p>
          </table:table-cell>
          <table:table-cell table:formula="of:=([.M34]-[.L34])/([.$E$3]-[.$E$2])" office:value-type="float" office:value="0.902249827325335" calcext:value-type="float">
            <text:p>0.902249827325335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(-232/62.17)*[.A35]+1210" office:value-type="float" office:value="1086.85378800064" calcext:value-type="float">
            <text:p>1086.85378800064</text:p>
          </table:table-cell>
          <table:table-cell table:formula="of:=([.B35]*[.A35])/([.A35]+0.38)" office:value-type="float" office:value="1074.48097675318" calcext:value-type="float">
            <text:p>1074.480976753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E$2]*[.F35]" office:value-type="float" office:value="32.67" calcext:value-type="float">
            <text:p>32.67</text:p>
          </table:table-cell>
          <table:table-cell table:formula="of:=[.$E$3]*[.F35]" office:value-type="float" office:value="33.33" calcext:value-type="float">
            <text:p>33.33</text:p>
          </table:table-cell>
          <table:table-cell table:formula="of:=[.G35]*((-232/62.17)*[.G35]+1210)*[.G35]/([.G35]+0.38)" office:value-type="float" office:value="35139.0267206501" calcext:value-type="float">
            <text:p>35139.0267206501</text:p>
          </table:table-cell>
          <table:table-cell table:formula="of:=[.H35]*((-232/62.17)*[.H35]+1210)*[.H35]/([.H35]+0.38)" office:value-type="float" office:value="35775.9060045386" calcext:value-type="float">
            <text:p>35775.9060045386</text:p>
          </table:table-cell>
          <table:table-cell table:formula="of:=([.I35]+[.J35])/2" office:value-type="float" office:value="35457.4663625943" calcext:value-type="float">
            <text:p>35457.4663625943</text:p>
          </table:table-cell>
          <table:table-cell table:formula="of:=[.I35]/[.K35]" office:value-type="float" office:value="0.991019108960357" calcext:value-type="float">
            <text:p>0.991019108960357</text:p>
          </table:table-cell>
          <table:table-cell table:formula="of:=[.J35]/[.K35]" office:value-type="float" office:value="1.00898089103964" calcext:value-type="float">
            <text:p>1.00898089103964</text:p>
          </table:table-cell>
          <table:table-cell table:formula="of:=([.M35]-[.L35])/([.$E$3]-[.$E$2])" office:value-type="float" office:value="0.898089103964333" calcext:value-type="float">
            <text:p>0.898089103964333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(-232/62.17)*[.A36]+1210" office:value-type="float" office:value="1083.12208460672" calcext:value-type="float">
            <text:p>1083.12208460672</text:p>
          </table:table-cell>
          <table:table-cell table:formula="of:=([.B36]*[.A36])/([.A36]+0.38)" office:value-type="float" office:value="1071.15040362503" calcext:value-type="float">
            <text:p>1071.1504036250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E$2]*[.F36]" office:value-type="float" office:value="33.66" calcext:value-type="float">
            <text:p>33.66</text:p>
          </table:table-cell>
          <table:table-cell table:formula="of:=[.$E$3]*[.F36]" office:value-type="float" office:value="34.34" calcext:value-type="float">
            <text:p>34.34</text:p>
          </table:table-cell>
          <table:table-cell table:formula="of:=[.G36]*((-232/62.17)*[.G36]+1210)*[.G36]/([.G36]+0.38)" office:value-type="float" office:value="36093.1280059055" calcext:value-type="float">
            <text:p>36093.1280059055</text:p>
          </table:table-cell>
          <table:table-cell table:formula="of:=[.H36]*((-232/62.17)*[.H36]+1210)*[.H36]/([.H36]+0.38)" office:value-type="float" office:value="36744.2376661177" calcext:value-type="float">
            <text:p>36744.2376661177</text:p>
          </table:table-cell>
          <table:table-cell table:formula="of:=([.I36]+[.J36])/2" office:value-type="float" office:value="36418.6828360116" calcext:value-type="float">
            <text:p>36418.6828360116</text:p>
          </table:table-cell>
          <table:table-cell table:formula="of:=[.I36]/[.K36]" office:value-type="float" office:value="0.991060774175386" calcext:value-type="float">
            <text:p>0.991060774175386</text:p>
          </table:table-cell>
          <table:table-cell table:formula="of:=[.J36]/[.K36]" office:value-type="float" office:value="1.00893922582461" calcext:value-type="float">
            <text:p>1.00893922582461</text:p>
          </table:table-cell>
          <table:table-cell table:formula="of:=([.M36]-[.L36])/([.$E$3]-[.$E$2])" office:value-type="float" office:value="0.893922582461348" calcext:value-type="float">
            <text:p>0.893922582461348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(-232/62.17)*[.A37]+1210" office:value-type="float" office:value="1079.3903812128" calcext:value-type="float">
            <text:p>1079.3903812128</text:p>
          </table:table-cell>
          <table:table-cell table:formula="of:=([.B37]*[.A37])/([.A37]+0.38)" office:value-type="float" office:value="1067.79715495896" calcext:value-type="float">
            <text:p>1067.7971549589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E$2]*[.F37]" office:value-type="float" office:value="34.65" calcext:value-type="float">
            <text:p>34.65</text:p>
          </table:table-cell>
          <table:table-cell table:formula="of:=[.$E$3]*[.F37]" office:value-type="float" office:value="35.35" calcext:value-type="float">
            <text:p>35.35</text:p>
          </table:table-cell>
          <table:table-cell table:formula="of:=[.G37]*((-232/62.17)*[.G37]+1210)*[.G37]/([.G37]+0.38)" office:value-type="float" office:value="37039.9231069938" calcext:value-type="float">
            <text:p>37039.9231069938</text:p>
          </table:table-cell>
          <table:table-cell table:formula="of:=[.H37]*((-232/62.17)*[.H37]+1210)*[.H37]/([.H37]+0.38)" office:value-type="float" office:value="37704.964440626" calcext:value-type="float">
            <text:p>37704.964440626</text:p>
          </table:table-cell>
          <table:table-cell table:formula="of:=([.I37]+[.J37])/2" office:value-type="float" office:value="37372.4437738099" calcext:value-type="float">
            <text:p>37372.4437738099</text:p>
          </table:table-cell>
          <table:table-cell table:formula="of:=[.I37]/[.K37]" office:value-type="float" office:value="0.991102517436948" calcext:value-type="float">
            <text:p>0.991102517436948</text:p>
          </table:table-cell>
          <table:table-cell table:formula="of:=[.J37]/[.K37]" office:value-type="float" office:value="1.00889748256305" calcext:value-type="float">
            <text:p>1.00889748256305</text:p>
          </table:table-cell>
          <table:table-cell table:formula="of:=([.M37]-[.L37])/([.$E$3]-[.$E$2])" office:value-type="float" office:value="0.8897482563052" calcext:value-type="float">
            <text:p>0.8897482563052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(-232/62.17)*[.A38]+1210" office:value-type="float" office:value="1075.65867781888" calcext:value-type="float">
            <text:p>1075.65867781888</text:p>
          </table:table-cell>
          <table:table-cell table:formula="of:=([.B38]*[.A38])/([.A38]+0.38)" office:value-type="float" office:value="1064.4231006454" calcext:value-type="float">
            <text:p>1064.423100645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E$2]*[.F38]" office:value-type="float" office:value="35.64" calcext:value-type="float">
            <text:p>35.64</text:p>
          </table:table-cell>
          <table:table-cell table:formula="of:=[.$E$3]*[.F38]" office:value-type="float" office:value="36.36" calcext:value-type="float">
            <text:p>36.36</text:p>
          </table:table-cell>
          <table:table-cell table:formula="of:=[.G38]*((-232/62.17)*[.G38]+1210)*[.G38]/([.G38]+0.38)" office:value-type="float" office:value="37979.4113064954" calcext:value-type="float">
            <text:p>37979.4113064954</text:p>
          </table:table-cell>
          <table:table-cell table:formula="of:=[.H38]*((-232/62.17)*[.H38]+1210)*[.H38]/([.H38]+0.38)" office:value-type="float" office:value="38658.0856242366" calcext:value-type="float">
            <text:p>38658.0856242366</text:p>
          </table:table-cell>
          <table:table-cell table:formula="of:=([.I38]+[.J38])/2" office:value-type="float" office:value="38318.748465366" calcext:value-type="float">
            <text:p>38318.748465366</text:p>
          </table:table-cell>
          <table:table-cell table:formula="of:=[.I38]/[.K38]" office:value-type="float" office:value="0.991144356941164" calcext:value-type="float">
            <text:p>0.991144356941164</text:p>
          </table:table-cell>
          <table:table-cell table:formula="of:=[.J38]/[.K38]" office:value-type="float" office:value="1.00885564305884" calcext:value-type="float">
            <text:p>1.00885564305884</text:p>
          </table:table-cell>
          <table:table-cell table:formula="of:=([.M38]-[.L38])/([.$E$3]-[.$E$2])" office:value-type="float" office:value="0.885564305883629" calcext:value-type="float">
            <text:p>0.885564305883629</text:p>
          </table:table-cell>
          <table:table-cell table:number-columns-repeated="1010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(-232/62.17)*[.A39]+1210" office:value-type="float" office:value="1071.92697442496" calcext:value-type="float">
            <text:p>1071.92697442496</text:p>
          </table:table-cell>
          <table:table-cell table:formula="of:=([.B39]*[.A39])/([.A39]+0.38)" office:value-type="float" office:value="1061.0299104795" calcext:value-type="float">
            <text:p>1061.029910479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E$2]*[.F39]" office:value-type="float" office:value="36.63" calcext:value-type="float">
            <text:p>36.63</text:p>
          </table:table-cell>
          <table:table-cell table:formula="of:=[.$E$3]*[.F39]" office:value-type="float" office:value="37.37" calcext:value-type="float">
            <text:p>37.37</text:p>
          </table:table-cell>
          <table:table-cell table:formula="of:=[.G39]*((-232/62.17)*[.G39]+1210)*[.G39]/([.G39]+0.38)" office:value-type="float" office:value="38911.5919637533" calcext:value-type="float">
            <text:p>38911.5919637533</text:p>
          </table:table-cell>
          <table:table-cell table:formula="of:=[.H39]*((-232/62.17)*[.H39]+1210)*[.H39]/([.H39]+0.38)" office:value-type="float" office:value="39603.6005884459" calcext:value-type="float">
            <text:p>39603.6005884459</text:p>
          </table:table-cell>
          <table:table-cell table:formula="of:=([.I39]+[.J39])/2" office:value-type="float" office:value="39257.5962760996" calcext:value-type="float">
            <text:p>39257.5962760996</text:p>
          </table:table-cell>
          <table:table-cell table:formula="of:=[.I39]/[.K39]" office:value-type="float" office:value="0.991186309270878" calcext:value-type="float">
            <text:p>0.991186309270878</text:p>
          </table:table-cell>
          <table:table-cell table:formula="of:=[.J39]/[.K39]" office:value-type="float" office:value="1.00881369072912" calcext:value-type="float">
            <text:p>1.00881369072912</text:p>
          </table:table-cell>
          <table:table-cell table:formula="of:=([.M39]-[.L39])/([.$E$3]-[.$E$2])" office:value-type="float" office:value="0.881369072912246" calcext:value-type="float">
            <text:p>0.881369072912246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(-232/62.17)*[.A40]+1210" office:value-type="float" office:value="1068.19527103104" calcext:value-type="float">
            <text:p>1068.19527103104</text:p>
          </table:table-cell>
          <table:table-cell table:formula="of:=([.B40]*[.A40])/([.A40]+0.38)" office:value-type="float" office:value="1057.61908022876" calcext:value-type="float">
            <text:p>1057.6190802287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E$2]*[.F40]" office:value-type="float" office:value="37.62" calcext:value-type="float">
            <text:p>37.62</text:p>
          </table:table-cell>
          <table:table-cell table:formula="of:=[.$E$3]*[.F40]" office:value-type="float" office:value="38.38" calcext:value-type="float">
            <text:p>38.38</text:p>
          </table:table-cell>
          <table:table-cell table:formula="of:=[.G40]*((-232/62.17)*[.G40]+1210)*[.G40]/([.G40]+0.38)" office:value-type="float" office:value="39836.4645048737" calcext:value-type="float">
            <text:p>39836.4645048737</text:p>
          </table:table-cell>
          <table:table-cell table:formula="of:=[.H40]*((-232/62.17)*[.H40]+1210)*[.H40]/([.H40]+0.38)" office:value-type="float" office:value="40541.5087702599" calcext:value-type="float">
            <text:p>40541.5087702599</text:p>
          </table:table-cell>
          <table:table-cell table:formula="of:=([.I40]+[.J40])/2" office:value-type="float" office:value="40188.9866375668" calcext:value-type="float">
            <text:p>40188.9866375668</text:p>
          </table:table-cell>
          <table:table-cell table:formula="of:=[.I40]/[.K40]" office:value-type="float" office:value="0.991228389611507" calcext:value-type="float">
            <text:p>0.991228389611507</text:p>
          </table:table-cell>
          <table:table-cell table:formula="of:=[.J40]/[.K40]" office:value-type="float" office:value="1.00877161038849" calcext:value-type="float">
            <text:p>1.00877161038849</text:p>
          </table:table-cell>
          <table:table-cell table:formula="of:=([.M40]-[.L40])/([.$E$3]-[.$E$2])" office:value-type="float" office:value="0.877161038849322" calcext:value-type="float">
            <text:p>0.877161038849322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(-232/62.17)*[.A41]+1210" office:value-type="float" office:value="1064.46356763712" calcext:value-type="float">
            <text:p>1064.46356763712</text:p>
          </table:table-cell>
          <table:table-cell table:formula="of:=([.B41]*[.A41])/([.A41]+0.38)" office:value-type="float" office:value="1054.191953729" calcext:value-type="float">
            <text:p>1054.19195372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E$2]*[.F41]" office:value-type="float" office:value="38.61" calcext:value-type="float">
            <text:p>38.61</text:p>
          </table:table-cell>
          <table:table-cell table:formula="of:=[.$E$3]*[.F41]" office:value-type="float" office:value="39.39" calcext:value-type="float">
            <text:p>39.39</text:p>
          </table:table-cell>
          <table:table-cell table:formula="of:=[.G41]*((-232/62.17)*[.G41]+1210)*[.G41]/([.G41]+0.38)" office:value-type="float" office:value="40754.0284142501" calcext:value-type="float">
            <text:p>40754.0284142501</text:p>
          </table:table-cell>
          <table:table-cell table:formula="of:=[.H41]*((-232/62.17)*[.H41]+1210)*[.H41]/([.H41]+0.38)" office:value-type="float" office:value="41471.809663876" calcext:value-type="float">
            <text:p>41471.809663876</text:p>
          </table:table-cell>
          <table:table-cell table:formula="of:=([.I41]+[.J41])/2" office:value-type="float" office:value="41112.919039063" calcext:value-type="float">
            <text:p>41112.919039063</text:p>
          </table:table-cell>
          <table:table-cell table:formula="of:=[.I41]/[.K41]" office:value-type="float" office:value="0.991270611934123" calcext:value-type="float">
            <text:p>0.991270611934123</text:p>
          </table:table-cell>
          <table:table-cell table:formula="of:=[.J41]/[.K41]" office:value-type="float" office:value="1.00872938806588" calcext:value-type="float">
            <text:p>1.00872938806588</text:p>
          </table:table-cell>
          <table:table-cell table:formula="of:=([.M41]-[.L41])/([.$E$3]-[.$E$2])" office:value-type="float" office:value="0.872938806587658" calcext:value-type="float">
            <text:p>0.872938806587658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-232/62.17)*[.A42]+1210" office:value-type="float" office:value="1060.7318642432" calcext:value-type="float">
            <text:p>1060.7318642432</text:p>
          </table:table-cell>
          <table:table-cell table:formula="of:=([.B42]*[.A42])/([.A42]+0.38)" office:value-type="float" office:value="1050.74974169708" calcext:value-type="float">
            <text:p>1050.7497416970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E$2]*[.F42]" office:value-type="float" office:value="39.6" calcext:value-type="float">
            <text:p>39.6</text:p>
          </table:table-cell>
          <table:table-cell table:formula="of:=[.$E$3]*[.F42]" office:value-type="float" office:value="40.4" calcext:value-type="float">
            <text:p>40.4</text:p>
          </table:table-cell>
          <table:table-cell table:formula="of:=[.G42]*((-232/62.17)*[.G42]+1210)*[.G42]/([.G42]+0.38)" office:value-type="float" office:value="41664.2832273463" calcext:value-type="float">
            <text:p>41664.2832273463</text:p>
          </table:table-cell>
          <table:table-cell table:formula="of:=[.H42]*((-232/62.17)*[.H42]+1210)*[.H42]/([.H42]+0.38)" office:value-type="float" office:value="42394.5028136003" calcext:value-type="float">
            <text:p>42394.5028136003</text:p>
          </table:table-cell>
          <table:table-cell table:formula="of:=([.I42]+[.J42])/2" office:value-type="float" office:value="42029.3930204733" calcext:value-type="float">
            <text:p>42029.3930204733</text:p>
          </table:table-cell>
          <table:table-cell table:formula="of:=[.I42]/[.K42]" office:value-type="float" office:value="0.991312989151446" calcext:value-type="float">
            <text:p>0.991312989151446</text:p>
          </table:table-cell>
          <table:table-cell table:formula="of:=[.J42]/[.K42]" office:value-type="float" office:value="1.00868701084855" calcext:value-type="float">
            <text:p>1.00868701084855</text:p>
          </table:table-cell>
          <table:table-cell table:formula="of:=([.M42]-[.L42])/([.$E$3]-[.$E$2])" office:value-type="float" office:value="0.868701084855355" calcext:value-type="float">
            <text:p>0.868701084855355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(-232/62.17)*[.A43]+1210" office:value-type="float" office:value="1057.00016084928" calcext:value-type="float">
            <text:p>1057.00016084928</text:p>
          </table:table-cell>
          <table:table-cell table:formula="of:=([.B43]*[.A43])/([.A43]+0.38)" office:value-type="float" office:value="1047.29353781587" calcext:value-type="float">
            <text:p>1047.2935378158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E$2]*[.F43]" office:value-type="float" office:value="40.59" calcext:value-type="float">
            <text:p>40.59</text:p>
          </table:table-cell>
          <table:table-cell table:formula="of:=[.$E$3]*[.F43]" office:value-type="float" office:value="41.41" calcext:value-type="float">
            <text:p>41.41</text:p>
          </table:table-cell>
          <table:table-cell table:formula="of:=[.G43]*((-232/62.17)*[.G43]+1210)*[.G43]/([.G43]+0.38)" office:value-type="float" office:value="42567.2285245268" calcext:value-type="float">
            <text:p>42567.2285245268</text:p>
          </table:table-cell>
          <table:table-cell table:formula="of:=[.H43]*((-232/62.17)*[.H43]+1210)*[.H43]/([.H43]+0.38)" office:value-type="float" office:value="43309.5878077928" calcext:value-type="float">
            <text:p>43309.5878077928</text:p>
          </table:table-cell>
          <table:table-cell table:formula="of:=([.I43]+[.J43])/2" office:value-type="float" office:value="42938.4081661598" calcext:value-type="float">
            <text:p>42938.4081661598</text:p>
          </table:table-cell>
          <table:table-cell table:formula="of:=[.I43]/[.K43]" office:value-type="float" office:value="0.991355533251334" calcext:value-type="float">
            <text:p>0.991355533251334</text:p>
          </table:table-cell>
          <table:table-cell table:formula="of:=[.J43]/[.K43]" office:value-type="float" office:value="1.00864446674867" calcext:value-type="float">
            <text:p>1.00864446674867</text:p>
          </table:table-cell>
          <table:table-cell table:formula="of:=([.M43]-[.L43])/([.$E$3]-[.$E$2])" office:value-type="float" office:value="0.864446674866592" calcext:value-type="float">
            <text:p>0.864446674866592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(-232/62.17)*[.A44]+1210" office:value-type="float" office:value="1053.26845745536" calcext:value-type="float">
            <text:p>1053.26845745536</text:p>
          </table:table-cell>
          <table:table-cell table:formula="of:=([.B44]*[.A44])/([.A44]+0.38)" office:value-type="float" office:value="1043.82433254189" calcext:value-type="float">
            <text:p>1043.8243325418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E$2]*[.F44]" office:value-type="float" office:value="41.58" calcext:value-type="float">
            <text:p>41.58</text:p>
          </table:table-cell>
          <table:table-cell table:formula="of:=[.$E$3]*[.F44]" office:value-type="float" office:value="42.42" calcext:value-type="float">
            <text:p>42.42</text:p>
          </table:table-cell>
          <table:table-cell table:formula="of:=[.G44]*((-232/62.17)*[.G44]+1210)*[.G44]/([.G44]+0.38)" office:value-type="float" office:value="43462.8639257591" calcext:value-type="float">
            <text:p>43462.8639257591</text:p>
          </table:table-cell>
          <table:table-cell table:formula="of:=[.H44]*((-232/62.17)*[.H44]+1210)*[.H44]/([.H44]+0.38)" office:value-type="float" office:value="44217.0642736693" calcext:value-type="float">
            <text:p>44217.0642736693</text:p>
          </table:table-cell>
          <table:table-cell table:formula="of:=([.I44]+[.J44])/2" office:value-type="float" office:value="43839.9640997142" calcext:value-type="float">
            <text:p>43839.9640997142</text:p>
          </table:table-cell>
          <table:table-cell table:formula="of:=[.I44]/[.K44]" office:value-type="float" office:value="0.991398255411492" calcext:value-type="float">
            <text:p>0.991398255411492</text:p>
          </table:table-cell>
          <table:table-cell table:formula="of:=[.J44]/[.K44]" office:value-type="float" office:value="1.00860174458851" calcext:value-type="float">
            <text:p>1.00860174458851</text:p>
          </table:table-cell>
          <table:table-cell table:formula="of:=([.M44]-[.L44])/([.$E$3]-[.$E$2])" office:value-type="float" office:value="0.860174458850781" calcext:value-type="float">
            <text:p>0.860174458850781</text:p>
          </table:table-cell>
          <table:table-cell table:number-columns-repeated="1010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(-232/62.17)*[.A45]+1210" office:value-type="float" office:value="1049.53675406144" calcext:value-type="float">
            <text:p>1049.53675406144</text:p>
          </table:table-cell>
          <table:table-cell table:formula="of:=([.B45]*[.A45])/([.A45]+0.38)" office:value-type="float" office:value="1040.34302500328" calcext:value-type="float">
            <text:p>1040.3430250032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E$2]*[.F45]" office:value-type="float" office:value="42.57" calcext:value-type="float">
            <text:p>42.57</text:p>
          </table:table-cell>
          <table:table-cell table:formula="of:=[.$E$3]*[.F45]" office:value-type="float" office:value="43.43" calcext:value-type="float">
            <text:p>43.43</text:p>
          </table:table-cell>
          <table:table-cell table:formula="of:=[.G45]*((-232/62.17)*[.G45]+1210)*[.G45]/([.G45]+0.38)" office:value-type="float" office:value="44351.1890860499" calcext:value-type="float">
            <text:p>44351.1890860499</text:p>
          </table:table-cell>
          <table:table-cell table:formula="of:=[.H45]*((-232/62.17)*[.H45]+1210)*[.H45]/([.H45]+0.38)" office:value-type="float" office:value="45116.9318728221" calcext:value-type="float">
            <text:p>45116.9318728221</text:p>
          </table:table-cell>
          <table:table-cell table:formula="of:=([.I45]+[.J45])/2" office:value-type="float" office:value="44734.060479436" calcext:value-type="float">
            <text:p>44734.060479436</text:p>
          </table:table-cell>
          <table:table-cell table:formula="of:=[.I45]/[.K45]" office:value-type="float" office:value="0.991441166098434" calcext:value-type="float">
            <text:p>0.991441166098434</text:p>
          </table:table-cell>
          <table:table-cell table:formula="of:=[.J45]/[.K45]" office:value-type="float" office:value="1.00855883390157" calcext:value-type="float">
            <text:p>1.00855883390157</text:p>
          </table:table-cell>
          <table:table-cell table:formula="of:=([.M45]-[.L45])/([.$E$3]-[.$E$2])" office:value-type="float" office:value="0.855883390156602" calcext:value-type="float">
            <text:p>0.855883390156602</text:p>
          </table:table-cell>
          <table:table-cell table:number-columns-repeated="1010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(-232/62.17)*[.A46]+1210" office:value-type="float" office:value="1045.80505066752" calcext:value-type="float">
            <text:p>1045.80505066752</text:p>
          </table:table-cell>
          <table:table-cell table:formula="of:=([.B46]*[.A46])/([.A46]+0.38)" office:value-type="float" office:value="1036.85043328912" calcext:value-type="float">
            <text:p>1036.850433289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E$2]*[.F46]" office:value-type="float" office:value="43.56" calcext:value-type="float">
            <text:p>43.56</text:p>
          </table:table-cell>
          <table:table-cell table:formula="of:=[.$E$3]*[.F46]" office:value-type="float" office:value="44.44" calcext:value-type="float">
            <text:p>44.44</text:p>
          </table:table-cell>
          <table:table-cell table:formula="of:=[.G46]*((-232/62.17)*[.G46]+1210)*[.G46]/([.G46]+0.38)" office:value-type="float" office:value="45232.2036914977" calcext:value-type="float">
            <text:p>45232.2036914977</text:p>
          </table:table-cell>
          <table:table-cell table:formula="of:=[.H46]*((-232/62.17)*[.H46]+1210)*[.H46]/([.H46]+0.38)" office:value-type="float" office:value="46009.1902973472" calcext:value-type="float">
            <text:p>46009.1902973472</text:p>
          </table:table-cell>
          <table:table-cell table:formula="of:=([.I46]+[.J46])/2" office:value-type="float" office:value="45620.6969944224" calcext:value-type="float">
            <text:p>45620.6969944224</text:p>
          </table:table-cell>
          <table:table-cell table:formula="of:=[.I46]/[.K46]" office:value-type="float" office:value="0.991484275153177" calcext:value-type="float">
            <text:p>0.991484275153177</text:p>
          </table:table-cell>
          <table:table-cell table:formula="of:=[.J46]/[.K46]" office:value-type="float" office:value="1.00851572484682" calcext:value-type="float">
            <text:p>1.00851572484682</text:p>
          </table:table-cell>
          <table:table-cell table:formula="of:=([.M46]-[.L46])/([.$E$3]-[.$E$2])" office:value-type="float" office:value="0.851572484682283" calcext:value-type="float">
            <text:p>0.851572484682283</text:p>
          </table:table-cell>
          <table:table-cell table:number-columns-repeated="1010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(-232/62.17)*[.A47]+1210" office:value-type="float" office:value="1042.0733472736" calcext:value-type="float">
            <text:p>1042.0733472736</text:p>
          </table:table-cell>
          <table:table-cell table:formula="of:=([.B47]*[.A47])/([.A47]+0.38)" office:value-type="float" office:value="1033.34730337841" calcext:value-type="float">
            <text:p>1033.3473033784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E$2]*[.F47]" office:value-type="float" office:value="44.55" calcext:value-type="float">
            <text:p>44.55</text:p>
          </table:table-cell>
          <table:table-cell table:formula="of:=[.$E$3]*[.F47]" office:value-type="float" office:value="45.45" calcext:value-type="float">
            <text:p>45.45</text:p>
          </table:table-cell>
          <table:table-cell table:formula="of:=[.G47]*((-232/62.17)*[.G47]+1210)*[.G47]/([.G47]+0.38)" office:value-type="float" office:value="46105.9074558673" calcext:value-type="float">
            <text:p>46105.9074558673</text:p>
          </table:table-cell>
          <table:table-cell table:formula="of:=[.H47]*((-232/62.17)*[.H47]+1210)*[.H47]/([.H47]+0.38)" office:value-type="float" office:value="46893.8392664831" calcext:value-type="float">
            <text:p>46893.8392664831</text:p>
          </table:table-cell>
          <table:table-cell table:formula="of:=([.I47]+[.J47])/2" office:value-type="float" office:value="46499.8733611752" calcext:value-type="float">
            <text:p>46499.8733611752</text:p>
          </table:table-cell>
          <table:table-cell table:formula="of:=[.I47]/[.K47]" office:value-type="float" office:value="0.991527591865727" calcext:value-type="float">
            <text:p>0.991527591865727</text:p>
          </table:table-cell>
          <table:table-cell table:formula="of:=[.J47]/[.K47]" office:value-type="float" office:value="1.00847240813427" calcext:value-type="float">
            <text:p>1.00847240813427</text:p>
          </table:table-cell>
          <table:table-cell table:formula="of:=([.M47]-[.L47])/([.$E$3]-[.$E$2])" office:value-type="float" office:value="0.847240813427268" calcext:value-type="float">
            <text:p>0.847240813427268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(-232/62.17)*[.A48]+1210" office:value-type="float" office:value="1038.34164387968" calcext:value-type="float">
            <text:p>1038.34164387968</text:p>
          </table:table-cell>
          <table:table-cell table:formula="of:=([.B48]*[.A48])/([.A48]+0.38)" office:value-type="float" office:value="1029.83431691387" calcext:value-type="float">
            <text:p>1029.8343169138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E$2]*[.F48]" office:value-type="float" office:value="45.54" calcext:value-type="float">
            <text:p>45.54</text:p>
          </table:table-cell>
          <table:table-cell table:formula="of:=[.$E$3]*[.F48]" office:value-type="float" office:value="46.46" calcext:value-type="float">
            <text:p>46.46</text:p>
          </table:table-cell>
          <table:table-cell table:formula="of:=[.G48]*((-232/62.17)*[.G48]+1210)*[.G48]/([.G48]+0.38)" office:value-type="float" office:value="46972.3001176077" calcext:value-type="float">
            <text:p>46972.3001176077</text:p>
          </table:table-cell>
          <table:table-cell table:formula="of:=[.H48]*((-232/62.17)*[.H48]+1210)*[.H48]/([.H48]+0.38)" office:value-type="float" office:value="47770.8785236838" calcext:value-type="float">
            <text:p>47770.8785236838</text:p>
          </table:table-cell>
          <table:table-cell table:formula="of:=([.I48]+[.J48])/2" office:value-type="float" office:value="47371.5893206458" calcext:value-type="float">
            <text:p>47371.5893206458</text:p>
          </table:table-cell>
          <table:table-cell table:formula="of:=[.I48]/[.K48]" office:value-type="float" office:value="0.991571125040046" calcext:value-type="float">
            <text:p>0.991571125040046</text:p>
          </table:table-cell>
          <table:table-cell table:formula="of:=[.J48]/[.K48]" office:value-type="float" office:value="1.00842887495995" calcext:value-type="float">
            <text:p>1.00842887495995</text:p>
          </table:table-cell>
          <table:table-cell table:formula="of:=([.M48]-[.L48])/([.$E$3]-[.$E$2])" office:value-type="float" office:value="0.842887495995436" calcext:value-type="float">
            <text:p>0.842887495995436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(-232/62.17)*[.A49]+1210" office:value-type="float" office:value="1034.60994048576" calcext:value-type="float">
            <text:p>1034.60994048576</text:p>
          </table:table-cell>
          <table:table-cell table:formula="of:=([.B49]*[.A49])/([.A49]+0.38)" office:value-type="float" office:value="1026.31209799137" calcext:value-type="float">
            <text:p>1026.3120979913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E$2]*[.F49]" office:value-type="float" office:value="46.53" calcext:value-type="float">
            <text:p>46.53</text:p>
          </table:table-cell>
          <table:table-cell table:formula="of:=[.$E$3]*[.F49]" office:value-type="float" office:value="47.47" calcext:value-type="float">
            <text:p>47.47</text:p>
          </table:table-cell>
          <table:table-cell table:formula="of:=[.G49]*((-232/62.17)*[.G49]+1210)*[.G49]/([.G49]+0.38)" office:value-type="float" office:value="47831.3814372472" calcext:value-type="float">
            <text:p>47831.3814372472</text:p>
          </table:table-cell>
          <table:table-cell table:formula="of:=[.H49]*((-232/62.17)*[.H49]+1210)*[.H49]/([.H49]+0.38)" office:value-type="float" office:value="48640.307834064" calcext:value-type="float">
            <text:p>48640.307834064</text:p>
          </table:table-cell>
          <table:table-cell table:formula="of:=([.I49]+[.J49])/2" office:value-type="float" office:value="48235.8446356556" calcext:value-type="float">
            <text:p>48235.8446356556</text:p>
          </table:table-cell>
          <table:table-cell table:formula="of:=[.I49]/[.K49]" office:value-type="float" office:value="0.991614883050903" calcext:value-type="float">
            <text:p>0.991614883050903</text:p>
          </table:table-cell>
          <table:table-cell table:formula="of:=[.J49]/[.K49]" office:value-type="float" office:value="1.0083851169491" calcext:value-type="float">
            <text:p>1.0083851169491</text:p>
          </table:table-cell>
          <table:table-cell table:formula="of:=([.M49]-[.L49])/([.$E$3]-[.$E$2])" office:value-type="float" office:value="0.838511694909704" calcext:value-type="float">
            <text:p>0.838511694909704</text:p>
          </table:table-cell>
          <table:table-cell table:number-columns-repeated="1010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(-232/62.17)*[.A50]+1210" office:value-type="float" office:value="1030.87823709185" calcext:value-type="float">
            <text:p>1030.87823709185</text:p>
          </table:table-cell>
          <table:table-cell table:formula="of:=([.B50]*[.A50])/([.A50]+0.38)" office:value-type="float" office:value="1022.78121910725" calcext:value-type="float">
            <text:p>1022.7812191072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E$2]*[.F50]" office:value-type="float" office:value="47.52" calcext:value-type="float">
            <text:p>47.52</text:p>
          </table:table-cell>
          <table:table-cell table:formula="of:=[.$E$3]*[.F50]" office:value-type="float" office:value="48.48" calcext:value-type="float">
            <text:p>48.48</text:p>
          </table:table-cell>
          <table:table-cell table:formula="of:=[.G50]*((-232/62.17)*[.G50]+1210)*[.G50]/([.G50]+0.38)" office:value-type="float" office:value="48683.1511951115" calcext:value-type="float">
            <text:p>48683.1511951115</text:p>
          </table:table-cell>
          <table:table-cell table:formula="of:=[.H50]*((-232/62.17)*[.H50]+1210)*[.H50]/([.H50]+0.38)" office:value-type="float" office:value="49502.12698216" calcext:value-type="float">
            <text:p>49502.12698216</text:p>
          </table:table-cell>
          <table:table-cell table:formula="of:=([.I50]+[.J50])/2" office:value-type="float" office:value="49092.6390886357" calcext:value-type="float">
            <text:p>49092.6390886357</text:p>
          </table:table-cell>
          <table:table-cell table:formula="of:=[.I50]/[.K50]" office:value-type="float" office:value="0.991658873893805" calcext:value-type="float">
            <text:p>0.991658873893805</text:p>
          </table:table-cell>
          <table:table-cell table:formula="of:=[.J50]/[.K50]" office:value-type="float" office:value="1.00834112610619" calcext:value-type="float">
            <text:p>1.00834112610619</text:p>
          </table:table-cell>
          <table:table-cell table:formula="of:=([.M50]-[.L50])/([.$E$3]-[.$E$2])" office:value-type="float" office:value="0.83411261061948" calcext:value-type="float">
            <text:p>0.83411261061948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(-232/62.17)*[.A51]+1210" office:value-type="float" office:value="1027.14653369792" calcext:value-type="float">
            <text:p>1027.14653369792</text:p>
          </table:table-cell>
          <table:table-cell table:formula="of:=([.B51]*[.A51])/([.A51]+0.38)" office:value-type="float" office:value="1019.24220638312" calcext:value-type="float">
            <text:p>1019.2422063831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E$2]*[.F51]" office:value-type="float" office:value="48.51" calcext:value-type="float">
            <text:p>48.51</text:p>
          </table:table-cell>
          <table:table-cell table:formula="of:=[.$E$3]*[.F51]" office:value-type="float" office:value="49.49" calcext:value-type="float">
            <text:p>49.49</text:p>
          </table:table-cell>
          <table:table-cell table:formula="of:=[.G51]*((-232/62.17)*[.G51]+1210)*[.G51]/([.G51]+0.38)" office:value-type="float" office:value="49527.6091893199" calcext:value-type="float">
            <text:p>49527.6091893199</text:p>
          </table:table-cell>
          <table:table-cell table:formula="of:=[.H51]*((-232/62.17)*[.H51]+1210)*[.H51]/([.H51]+0.38)" office:value-type="float" office:value="50356.3357699625" calcext:value-type="float">
            <text:p>50356.3357699625</text:p>
          </table:table-cell>
          <table:table-cell table:formula="of:=([.I51]+[.J51])/2" office:value-type="float" office:value="49941.9724796412" calcext:value-type="float">
            <text:p>49941.9724796412</text:p>
          </table:table-cell>
          <table:table-cell table:formula="of:=[.I51]/[.K51]" office:value-type="float" office:value="0.991703105228969" calcext:value-type="float">
            <text:p>0.991703105228969</text:p>
          </table:table-cell>
          <table:table-cell table:formula="of:=[.J51]/[.K51]" office:value-type="float" office:value="1.00829689477103" calcext:value-type="float">
            <text:p>1.00829689477103</text:p>
          </table:table-cell>
          <table:table-cell table:formula="of:=([.M51]-[.L51])/([.$E$3]-[.$E$2])" office:value-type="float" office:value="0.829689477103051" calcext:value-type="float">
            <text:p>0.829689477103051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-232/62.17)*[.A52]+1210" office:value-type="float" office:value="1023.41483030401" calcext:value-type="float">
            <text:p>1023.41483030401</text:p>
          </table:table-cell>
          <table:table-cell table:formula="of:=([.B52]*[.A52])/([.A52]+0.38)" office:value-type="float" office:value="1015.69554416833" calcext:value-type="float">
            <text:p>1015.695544168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E$2]*[.F52]" office:value-type="float" office:value="49.5" calcext:value-type="float">
            <text:p>49.5</text:p>
          </table:table-cell>
          <table:table-cell table:formula="of:=[.$E$3]*[.F52]" office:value-type="float" office:value="50.5" calcext:value-type="float">
            <text:p>50.5</text:p>
          </table:table-cell>
          <table:table-cell table:formula="of:=[.G52]*((-232/62.17)*[.G52]+1210)*[.G52]/([.G52]+0.38)" office:value-type="float" office:value="50364.7552340189" calcext:value-type="float">
            <text:p>50364.7552340189</text:p>
          </table:table-cell>
          <table:table-cell table:formula="of:=[.H52]*((-232/62.17)*[.H52]+1210)*[.H52]/([.H52]+0.38)" office:value-type="float" office:value="51202.9340151851" calcext:value-type="float">
            <text:p>51202.9340151851</text:p>
          </table:table-cell>
          <table:table-cell table:formula="of:=([.I52]+[.J52])/2" office:value-type="float" office:value="50783.844624602" calcext:value-type="float">
            <text:p>50783.844624602</text:p>
          </table:table-cell>
          <table:table-cell table:formula="of:=[.I52]/[.K52]" office:value-type="float" office:value="0.991747584420183" calcext:value-type="float">
            <text:p>0.991747584420183</text:p>
          </table:table-cell>
          <table:table-cell table:formula="of:=[.J52]/[.K52]" office:value-type="float" office:value="1.00825241557982" calcext:value-type="float">
            <text:p>1.00825241557982</text:p>
          </table:table-cell>
          <table:table-cell table:formula="of:=([.M52]-[.L52])/([.$E$3]-[.$E$2])" office:value-type="float" office:value="0.825241557981709" calcext:value-type="float">
            <text:p>0.825241557981709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(-232/62.17)*[.A53]+1210" office:value-type="float" office:value="1019.68312691009" calcext:value-type="float">
            <text:p>1019.68312691009</text:p>
          </table:table-cell>
          <table:table-cell table:formula="of:=([.B53]*[.A53])/([.A53]+0.38)" office:value-type="float" office:value="1012.14167910499" calcext:value-type="float">
            <text:p>1012.1416791049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E$2]*[.F53]" office:value-type="float" office:value="50.49" calcext:value-type="float">
            <text:p>50.49</text:p>
          </table:table-cell>
          <table:table-cell table:formula="of:=[.$E$3]*[.F53]" office:value-type="float" office:value="51.51" calcext:value-type="float">
            <text:p>51.51</text:p>
          </table:table-cell>
          <table:table-cell table:formula="of:=[.G53]*((-232/62.17)*[.G53]+1210)*[.G53]/([.G53]+0.38)" office:value-type="float" office:value="51194.5891578229" calcext:value-type="float">
            <text:p>51194.5891578229</text:p>
          </table:table-cell>
          <table:table-cell table:formula="of:=[.H53]*((-232/62.17)*[.H53]+1210)*[.H53]/([.H53]+0.38)" office:value-type="float" office:value="52041.9215497334" calcext:value-type="float">
            <text:p>52041.9215497334</text:p>
          </table:table-cell>
          <table:table-cell table:formula="of:=([.I53]+[.J53])/2" office:value-type="float" office:value="51618.2553537782" calcext:value-type="float">
            <text:p>51618.2553537782</text:p>
          </table:table-cell>
          <table:table-cell table:formula="of:=[.I53]/[.K53]" office:value-type="float" office:value="0.991792318569244" calcext:value-type="float">
            <text:p>0.991792318569244</text:p>
          </table:table-cell>
          <table:table-cell table:formula="of:=[.J53]/[.K53]" office:value-type="float" office:value="1.00820768143076" calcext:value-type="float">
            <text:p>1.00820768143076</text:p>
          </table:table-cell>
          <table:table-cell table:formula="of:=([.M53]-[.L53])/([.$E$3]-[.$E$2])" office:value-type="float" office:value="0.820768143075606" calcext:value-type="float">
            <text:p>0.820768143075606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(-232/62.17)*[.A54]+1210" office:value-type="float" office:value="1015.95142351617" calcext:value-type="float">
            <text:p>1015.95142351617</text:p>
          </table:table-cell>
          <table:table-cell table:formula="of:=([.B54]*[.A54])/([.A54]+0.38)" office:value-type="float" office:value="1008.58102372739" calcext:value-type="float">
            <text:p>1008.5810237273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E$2]*[.F54]" office:value-type="float" office:value="51.48" calcext:value-type="float">
            <text:p>51.48</text:p>
          </table:table-cell>
          <table:table-cell table:formula="of:=[.$E$3]*[.F54]" office:value-type="float" office:value="52.52" calcext:value-type="float">
            <text:p>52.52</text:p>
          </table:table-cell>
          <table:table-cell table:formula="of:=[.G54]*((-232/62.17)*[.G54]+1210)*[.G54]/([.G54]+0.38)" office:value-type="float" office:value="52017.1108024332" calcext:value-type="float">
            <text:p>52017.1108024332</text:p>
          </table:table-cell>
          <table:table-cell table:formula="of:=[.H54]*((-232/62.17)*[.H54]+1210)*[.H54]/([.H54]+0.38)" office:value-type="float" office:value="52873.2982183506" calcext:value-type="float">
            <text:p>52873.2982183506</text:p>
          </table:table-cell>
          <table:table-cell table:formula="of:=([.I54]+[.J54])/2" office:value-type="float" office:value="52445.2045103919" calcext:value-type="float">
            <text:p>52445.2045103919</text:p>
          </table:table-cell>
          <table:table-cell table:formula="of:=[.I54]/[.K54]" office:value-type="float" office:value="0.991837314546578" calcext:value-type="float">
            <text:p>0.991837314546578</text:p>
          </table:table-cell>
          <table:table-cell table:formula="of:=[.J54]/[.K54]" office:value-type="float" office:value="1.00816268545342" calcext:value-type="float">
            <text:p>1.00816268545342</text:p>
          </table:table-cell>
          <table:table-cell table:formula="of:=([.M54]-[.L54])/([.$E$3]-[.$E$2])" office:value-type="float" office:value="0.816268545342179" calcext:value-type="float">
            <text:p>0.816268545342179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(-232/62.17)*[.A55]+1210" office:value-type="float" office:value="1012.21972012225" calcext:value-type="float">
            <text:p>1012.21972012225</text:p>
          </table:table-cell>
          <table:table-cell table:formula="of:=([.B55]*[.A55])/([.A55]+0.38)" office:value-type="float" office:value="1005.01395965678" calcext:value-type="float">
            <text:p>1005.0139596567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E$2]*[.F55]" office:value-type="float" office:value="52.47" calcext:value-type="float">
            <text:p>52.47</text:p>
          </table:table-cell>
          <table:table-cell table:formula="of:=[.$E$3]*[.F55]" office:value-type="float" office:value="53.53" calcext:value-type="float">
            <text:p>53.53</text:p>
          </table:table-cell>
          <table:table-cell table:formula="of:=[.G55]*((-232/62.17)*[.G55]+1210)*[.G55]/([.G55]+0.38)" office:value-type="float" office:value="52832.3200214123" calcext:value-type="float">
            <text:p>52832.3200214123</text:p>
          </table:table-cell>
          <table:table-cell table:formula="of:=[.H55]*((-232/62.17)*[.H55]+1210)*[.H55]/([.H55]+0.38)" office:value-type="float" office:value="53697.0638774148" calcext:value-type="float">
            <text:p>53697.0638774148</text:p>
          </table:table-cell>
          <table:table-cell table:formula="of:=([.I55]+[.J55])/2" office:value-type="float" office:value="53264.6919494135" calcext:value-type="float">
            <text:p>53264.6919494135</text:p>
          </table:table-cell>
          <table:table-cell table:formula="of:=[.I55]/[.K55]" office:value-type="float" office:value="0.991882579018539" calcext:value-type="float">
            <text:p>0.991882579018539</text:p>
          </table:table-cell>
          <table:table-cell table:formula="of:=[.J55]/[.K55]" office:value-type="float" office:value="1.00811742098146" calcext:value-type="float">
            <text:p>1.00811742098146</text:p>
          </table:table-cell>
          <table:table-cell table:formula="of:=([.M55]-[.L55])/([.$E$3]-[.$E$2])" office:value-type="float" office:value="0.811742098146139" calcext:value-type="float">
            <text:p>0.811742098146139</text:p>
          </table:table-cell>
          <table:table-cell table:number-columns-repeated="1010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(-232/62.17)*[.A56]+1210" office:value-type="float" office:value="1008.48801672833" calcext:value-type="float">
            <text:p>1008.48801672833</text:p>
          </table:table-cell>
          <table:table-cell table:formula="of:=([.B56]*[.A56])/([.A56]+0.38)" office:value-type="float" office:value="1001.44084044372" calcext:value-type="float">
            <text:p>1001.4408404437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E$2]*[.F56]" office:value-type="float" office:value="53.46" calcext:value-type="float">
            <text:p>53.46</text:p>
          </table:table-cell>
          <table:table-cell table:formula="of:=[.$E$3]*[.F56]" office:value-type="float" office:value="54.54" calcext:value-type="float">
            <text:p>54.54</text:p>
          </table:table-cell>
          <table:table-cell table:formula="of:=[.G56]*((-232/62.17)*[.G56]+1210)*[.G56]/([.G56]+0.38)" office:value-type="float" office:value="53640.2166790933" calcext:value-type="float">
            <text:p>53640.2166790933</text:p>
          </table:table-cell>
          <table:table-cell table:formula="of:=[.H56]*((-232/62.17)*[.H56]+1210)*[.H56]/([.H56]+0.38)" office:value-type="float" office:value="54513.2183938689" calcext:value-type="float">
            <text:p>54513.2183938689</text:p>
          </table:table-cell>
          <table:table-cell table:formula="of:=([.I56]+[.J56])/2" office:value-type="float" office:value="54076.7175364811" calcext:value-type="float">
            <text:p>54076.7175364811</text:p>
          </table:table-cell>
          <table:table-cell table:formula="of:=[.I56]/[.K56]" office:value-type="float" office:value="0.99192811847181" calcext:value-type="float">
            <text:p>0.99192811847181</text:p>
          </table:table-cell>
          <table:table-cell table:formula="of:=[.J56]/[.K56]" office:value-type="float" office:value="1.00807188152819" calcext:value-type="float">
            <text:p>1.00807188152819</text:p>
          </table:table-cell>
          <table:table-cell table:formula="of:=([.M56]-[.L56])/([.$E$3]-[.$E$2])" office:value-type="float" office:value="0.807188152818949" calcext:value-type="float">
            <text:p>0.807188152818949</text:p>
          </table:table-cell>
          <table:table-cell table:number-columns-repeated="1010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(-232/62.17)*[.A57]+1210" office:value-type="float" office:value="1004.75631333441" calcext:value-type="float">
            <text:p>1004.75631333441</text:p>
          </table:table-cell>
          <table:table-cell table:formula="of:=([.B57]*[.A57])/([.A57]+0.38)" office:value-type="float" office:value="997.861994102425" calcext:value-type="float">
            <text:p>997.86199410242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E$2]*[.F57]" office:value-type="float" office:value="54.45" calcext:value-type="float">
            <text:p>54.45</text:p>
          </table:table-cell>
          <table:table-cell table:formula="of:=[.$E$3]*[.F57]" office:value-type="float" office:value="55.55" calcext:value-type="float">
            <text:p>55.55</text:p>
          </table:table-cell>
          <table:table-cell table:formula="of:=[.G57]*((-232/62.17)*[.G57]+1210)*[.G57]/([.G57]+0.38)" office:value-type="float" office:value="54440.8006496076" calcext:value-type="float">
            <text:p>54440.8006496076</text:p>
          </table:table-cell>
          <table:table-cell table:formula="of:=[.H57]*((-232/62.17)*[.H57]+1210)*[.H57]/([.H57]+0.38)" office:value-type="float" office:value="55321.7616442674" calcext:value-type="float">
            <text:p>55321.7616442674</text:p>
          </table:table-cell>
          <table:table-cell table:formula="of:=([.I57]+[.J57])/2" office:value-type="float" office:value="54881.2811469375" calcext:value-type="float">
            <text:p>54881.2811469375</text:p>
          </table:table-cell>
          <table:table-cell table:formula="of:=[.I57]/[.K57]" office:value-type="float" office:value="0.9919739392353" calcext:value-type="float">
            <text:p>0.9919739392353</text:p>
          </table:table-cell>
          <table:table-cell table:formula="of:=[.J57]/[.K57]" office:value-type="float" office:value="1.0080260607647" calcext:value-type="float">
            <text:p>1.0080260607647</text:p>
          </table:table-cell>
          <table:table-cell table:formula="of:=([.M57]-[.L57])/([.$E$3]-[.$E$2])" office:value-type="float" office:value="0.80260607646998" calcext:value-type="float">
            <text:p>0.80260607646998</text:p>
          </table:table-cell>
          <table:table-cell table:number-columns-repeated="1010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(-232/62.17)*[.A58]+1210" office:value-type="float" office:value="1001.02460994049" calcext:value-type="float">
            <text:p>1001.02460994049</text:p>
          </table:table-cell>
          <table:table-cell table:formula="of:=([.B58]*[.A58])/([.A58]+0.38)" office:value-type="float" office:value="994.277725375438" calcext:value-type="float">
            <text:p>994.27772537543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E$2]*[.F58]" office:value-type="float" office:value="55.44" calcext:value-type="float">
            <text:p>55.44</text:p>
          </table:table-cell>
          <table:table-cell table:formula="of:=[.$E$3]*[.F58]" office:value-type="float" office:value="56.56" calcext:value-type="float">
            <text:p>56.56</text:p>
          </table:table-cell>
          <table:table-cell table:formula="of:=[.G58]*((-232/62.17)*[.G58]+1210)*[.G58]/([.G58]+0.38)" office:value-type="float" office:value="55234.0718160161" calcext:value-type="float">
            <text:p>55234.0718160161</text:p>
          </table:table-cell>
          <table:table-cell table:formula="of:=[.H58]*((-232/62.17)*[.H58]+1210)*[.H58]/([.H58]+0.38)" office:value-type="float" office:value="56122.693513923" calcext:value-type="float">
            <text:p>56122.693513923</text:p>
          </table:table-cell>
          <table:table-cell table:formula="of:=([.I58]+[.J58])/2" office:value-type="float" office:value="55678.3826649695" calcext:value-type="float">
            <text:p>55678.3826649695</text:p>
          </table:table-cell>
          <table:table-cell table:formula="of:=[.I58]/[.K58]" office:value-type="float" office:value="0.992020047499818" calcext:value-type="float">
            <text:p>0.992020047499818</text:p>
          </table:table-cell>
          <table:table-cell table:formula="of:=[.J58]/[.K58]" office:value-type="float" office:value="1.00797995250018" calcext:value-type="float">
            <text:p>1.00797995250018</text:p>
          </table:table-cell>
          <table:table-cell table:formula="of:=([.M58]-[.L58])/([.$E$3]-[.$E$2])" office:value-type="float" office:value="0.79799525001824" calcext:value-type="float">
            <text:p>0.79799525001824</text:p>
          </table:table-cell>
          <table:table-cell table:number-columns-repeated="1010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(-232/62.17)*[.A59]+1210" office:value-type="float" office:value="997.292906546566" calcext:value-type="float">
            <text:p>997.292906546566</text:p>
          </table:table-cell>
          <table:table-cell table:formula="of:=([.B59]*[.A59])/([.A59]+0.38)" office:value-type="float" office:value="990.688317761489" calcext:value-type="float">
            <text:p>990.68831776148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E$2]*[.F59]" office:value-type="float" office:value="56.43" calcext:value-type="float">
            <text:p>56.43</text:p>
          </table:table-cell>
          <table:table-cell table:formula="of:=[.$E$3]*[.F59]" office:value-type="float" office:value="57.57" calcext:value-type="float">
            <text:p>57.57</text:p>
          </table:table-cell>
          <table:table-cell table:formula="of:=[.G59]*((-232/62.17)*[.G59]+1210)*[.G59]/([.G59]+0.38)" office:value-type="float" office:value="56020.030069531" calcext:value-type="float">
            <text:p>56020.030069531</text:p>
          </table:table-cell>
          <table:table-cell table:formula="of:=[.H59]*((-232/62.17)*[.H59]+1210)*[.H59]/([.H59]+0.38)" office:value-type="float" office:value="56916.0138961441" calcext:value-type="float">
            <text:p>56916.0138961441</text:p>
          </table:table-cell>
          <table:table-cell table:formula="of:=([.I59]+[.J59])/2" office:value-type="float" office:value="56468.0219828375" calcext:value-type="float">
            <text:p>56468.0219828375</text:p>
          </table:table-cell>
          <table:table-cell table:formula="of:=[.I59]/[.K59]" office:value-type="float" office:value="0.992066449335826" calcext:value-type="float">
            <text:p>0.992066449335826</text:p>
          </table:table-cell>
          <table:table-cell table:formula="of:=[.J59]/[.K59]" office:value-type="float" office:value="1.00793355066417" calcext:value-type="float">
            <text:p>1.00793355066417</text:p>
          </table:table-cell>
          <table:table-cell table:formula="of:=([.M59]-[.L59])/([.$E$3]-[.$E$2])" office:value-type="float" office:value="0.793355066417417" calcext:value-type="float">
            <text:p>0.793355066417417</text:p>
          </table:table-cell>
          <table:table-cell table:number-columns-repeated="1010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(-232/62.17)*[.A60]+1210" office:value-type="float" office:value="993.561203152646" calcext:value-type="float">
            <text:p>993.561203152646</text:p>
          </table:table-cell>
          <table:table-cell table:formula="of:=([.B60]*[.A60])/([.A60]+0.38)" office:value-type="float" office:value="987.094035334934" calcext:value-type="float">
            <text:p>987.09403533493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E$2]*[.F60]" office:value-type="float" office:value="57.42" calcext:value-type="float">
            <text:p>57.42</text:p>
          </table:table-cell>
          <table:table-cell table:formula="of:=[.$E$3]*[.F60]" office:value-type="float" office:value="58.58" calcext:value-type="float">
            <text:p>58.58</text:p>
          </table:table-cell>
          <table:table-cell table:formula="of:=[.G60]*((-232/62.17)*[.G60]+1210)*[.G60]/([.G60]+0.38)" office:value-type="float" office:value="56798.6753088178" calcext:value-type="float">
            <text:p>56798.6753088178</text:p>
          </table:table-cell>
          <table:table-cell table:formula="of:=[.H60]*((-232/62.17)*[.H60]+1210)*[.H60]/([.H60]+0.38)" office:value-type="float" office:value="57701.7226915498" calcext:value-type="float">
            <text:p>57701.7226915498</text:p>
          </table:table-cell>
          <table:table-cell table:formula="of:=([.I60]+[.J60])/2" office:value-type="float" office:value="57250.1990001838" calcext:value-type="float">
            <text:p>57250.1990001838</text:p>
          </table:table-cell>
          <table:table-cell table:formula="of:=[.I60]/[.K60]" office:value-type="float" office:value="0.992113150709493" calcext:value-type="float">
            <text:p>0.992113150709493</text:p>
          </table:table-cell>
          <table:table-cell table:formula="of:=[.J60]/[.K60]" office:value-type="float" office:value="1.00788684929051" calcext:value-type="float">
            <text:p>1.00788684929051</text:p>
          </table:table-cell>
          <table:table-cell table:formula="of:=([.M60]-[.L60])/([.$E$3]-[.$E$2])" office:value-type="float" office:value="0.788684929050686" calcext:value-type="float">
            <text:p>0.788684929050686</text:p>
          </table:table-cell>
          <table:table-cell table:number-columns-repeated="1010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(-232/62.17)*[.A61]+1210" office:value-type="float" office:value="989.829499758726" calcext:value-type="float">
            <text:p>989.829499758726</text:p>
          </table:table-cell>
          <table:table-cell table:formula="of:=([.B61]*[.A61])/([.A61]+0.38)" office:value-type="float" office:value="983.495124381355" calcext:value-type="float">
            <text:p>983.49512438135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E$2]*[.F61]" office:value-type="float" office:value="58.41" calcext:value-type="float">
            <text:p>58.41</text:p>
          </table:table-cell>
          <table:table-cell table:formula="of:=[.$E$3]*[.F61]" office:value-type="float" office:value="59.59" calcext:value-type="float">
            <text:p>59.59</text:p>
          </table:table-cell>
          <table:table-cell table:formula="of:=[.G61]*((-232/62.17)*[.G61]+1210)*[.G61]/([.G61]+0.38)" office:value-type="float" office:value="57570.0074393678" calcext:value-type="float">
            <text:p>57570.0074393678</text:p>
          </table:table-cell>
          <table:table-cell table:formula="of:=[.H61]*((-232/62.17)*[.H61]+1210)*[.H61]/([.H61]+0.38)" office:value-type="float" office:value="58479.819807454" calcext:value-type="float">
            <text:p>58479.819807454</text:p>
          </table:table-cell>
          <table:table-cell table:formula="of:=([.I61]+[.J61])/2" office:value-type="float" office:value="58024.9136234109" calcext:value-type="float">
            <text:p>58024.9136234109</text:p>
          </table:table-cell>
          <table:table-cell table:formula="of:=[.I61]/[.K61]" office:value-type="float" office:value="0.992160157497252" calcext:value-type="float">
            <text:p>0.992160157497252</text:p>
          </table:table-cell>
          <table:table-cell table:formula="of:=[.J61]/[.K61]" office:value-type="float" office:value="1.00783984250275" calcext:value-type="float">
            <text:p>1.00783984250275</text:p>
          </table:table-cell>
          <table:table-cell table:formula="of:=([.M61]-[.L61])/([.$E$3]-[.$E$2])" office:value-type="float" office:value="0.783984250274827" calcext:value-type="float">
            <text:p>0.783984250274827</text:p>
          </table:table-cell>
          <table:table-cell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-232/62.17)*[.A62]+1210" office:value-type="float" office:value="986.097796364806" calcext:value-type="float">
            <text:p>986.097796364806</text:p>
          </table:table-cell>
          <table:table-cell table:formula="of:=([.B62]*[.A62])/([.A62]+0.38)" office:value-type="float" office:value="979.891814870626" calcext:value-type="float">
            <text:p>979.89181487062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E$2]*[.F62]" office:value-type="float" office:value="59.4" calcext:value-type="float">
            <text:p>59.4</text:p>
          </table:table-cell>
          <table:table-cell table:formula="of:=[.$E$3]*[.F62]" office:value-type="float" office:value="60.6" calcext:value-type="float">
            <text:p>60.6</text:p>
          </table:table-cell>
          <table:table-cell table:formula="of:=[.G62]*((-232/62.17)*[.G62]+1210)*[.G62]/([.G62]+0.38)" office:value-type="float" office:value="58334.0263729326" calcext:value-type="float">
            <text:p>58334.0263729326</text:p>
          </table:table-cell>
          <table:table-cell table:formula="of:=[.H62]*((-232/62.17)*[.H62]+1210)*[.H62]/([.H62]+0.38)" office:value-type="float" office:value="59250.3051573113" calcext:value-type="float">
            <text:p>59250.3051573113</text:p>
          </table:table-cell>
          <table:table-cell table:formula="of:=([.I62]+[.J62])/2" office:value-type="float" office:value="58792.1657651219" calcext:value-type="float">
            <text:p>58792.1657651219</text:p>
          </table:table-cell>
          <table:table-cell table:formula="of:=[.I62]/[.K62]" office:value-type="float" office:value="0.992207475499038" calcext:value-type="float">
            <text:p>0.992207475499038</text:p>
          </table:table-cell>
          <table:table-cell table:formula="of:=[.J62]/[.K62]" office:value-type="float" office:value="1.00779252450096" calcext:value-type="float">
            <text:p>1.00779252450096</text:p>
          </table:table-cell>
          <table:table-cell table:formula="of:=([.M62]-[.L62])/([.$E$3]-[.$E$2])" office:value-type="float" office:value="0.779252450096223" calcext:value-type="float">
            <text:p>0.779252450096223</text:p>
          </table:table-cell>
          <table:table-cell table:number-columns-repeated="1010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(-232/62.17)*[.A63]+1210" office:value-type="float" office:value="982.366092970886" calcext:value-type="float">
            <text:p>982.366092970886</text:p>
          </table:table-cell>
          <table:table-cell table:formula="of:=([.B63]*[.A63])/([.A63]+0.38)" office:value-type="float" office:value="976.28432178599" calcext:value-type="float">
            <text:p>976.2843217859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E$2]*[.F63]" office:value-type="float" office:value="60.39" calcext:value-type="float">
            <text:p>60.39</text:p>
          </table:table-cell>
          <table:table-cell table:formula="of:=[.$E$3]*[.F63]" office:value-type="float" office:value="61.61" calcext:value-type="float">
            <text:p>61.61</text:p>
          </table:table-cell>
          <table:table-cell table:formula="of:=[.G63]*((-232/62.17)*[.G63]+1210)*[.G63]/([.G63]+0.38)" office:value-type="float" office:value="59090.7320270146" calcext:value-type="float">
            <text:p>59090.7320270146</text:p>
          </table:table-cell>
          <table:table-cell table:formula="of:=[.H63]*((-232/62.17)*[.H63]+1210)*[.H63]/([.H63]+0.38)" office:value-type="float" office:value="60013.1786602165" calcext:value-type="float">
            <text:p>60013.1786602165</text:p>
          </table:table-cell>
          <table:table-cell table:formula="of:=([.I63]+[.J63])/2" office:value-type="float" office:value="59551.9553436156" calcext:value-type="float">
            <text:p>59551.9553436156</text:p>
          </table:table-cell>
          <table:table-cell table:formula="of:=[.I63]/[.K63]" office:value-type="float" office:value="0.992255110450368" calcext:value-type="float">
            <text:p>0.992255110450368</text:p>
          </table:table-cell>
          <table:table-cell table:formula="of:=[.J63]/[.K63]" office:value-type="float" office:value="1.00774488954963" calcext:value-type="float">
            <text:p>1.00774488954963</text:p>
          </table:table-cell>
          <table:table-cell table:formula="of:=([.M63]-[.L63])/([.$E$3]-[.$E$2])" office:value-type="float" office:value="0.774488954963242" calcext:value-type="float">
            <text:p>0.774488954963242</text:p>
          </table:table-cell>
          <table:table-cell table:number-columns-repeated="1010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(-232/62.17)*[.A64]+1210" office:value-type="float" office:value="978.634389576967" calcext:value-type="float">
            <text:p>978.634389576967</text:p>
          </table:table-cell>
          <table:table-cell table:formula="of:=([.B64]*[.A64])/([.A64]+0.38)" office:value-type="float" office:value="972.672846325295" calcext:value-type="float">
            <text:p>972.67284632529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E$2]*[.F64]" office:value-type="float" office:value="61.38" calcext:value-type="float">
            <text:p>61.38</text:p>
          </table:table-cell>
          <table:table-cell table:formula="of:=[.$E$3]*[.F64]" office:value-type="float" office:value="62.62" calcext:value-type="float">
            <text:p>62.62</text:p>
          </table:table-cell>
          <table:table-cell table:formula="of:=[.G64]*((-232/62.17)*[.G64]+1210)*[.G64]/([.G64]+0.38)" office:value-type="float" office:value="59840.1243244059" calcext:value-type="float">
            <text:p>59840.1243244059</text:p>
          </table:table-cell>
          <table:table-cell table:formula="of:=[.H64]*((-232/62.17)*[.H64]+1210)*[.H64]/([.H64]+0.38)" office:value-type="float" office:value="60768.4402404528" calcext:value-type="float">
            <text:p>60768.4402404528</text:p>
          </table:table-cell>
          <table:table-cell table:formula="of:=([.I64]+[.J64])/2" office:value-type="float" office:value="60304.2822824294" calcext:value-type="float">
            <text:p>60304.2822824294</text:p>
          </table:table-cell>
          <table:table-cell table:formula="of:=[.I64]/[.K64]" office:value-type="float" office:value="0.992303068033384" calcext:value-type="float">
            <text:p>0.992303068033384</text:p>
          </table:table-cell>
          <table:table-cell table:formula="of:=[.J64]/[.K64]" office:value-type="float" office:value="1.00769693196662" calcext:value-type="float">
            <text:p>1.00769693196662</text:p>
          </table:table-cell>
          <table:table-cell table:formula="of:=([.M64]-[.L64])/([.$E$3]-[.$E$2])" office:value-type="float" office:value="0.769693196661574" calcext:value-type="float">
            <text:p>0.769693196661574</text:p>
          </table:table-cell>
          <table:table-cell table:number-columns-repeated="1010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(-232/62.17)*[.A65]+1210" office:value-type="float" office:value="974.902686183047" calcext:value-type="float">
            <text:p>974.902686183047</text:p>
          </table:table-cell>
          <table:table-cell table:formula="of:=([.B65]*[.A65])/([.A65]+0.38)" office:value-type="float" office:value="969.057576988513" calcext:value-type="float">
            <text:p>969.05757698851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E$2]*[.F65]" office:value-type="float" office:value="62.37" calcext:value-type="float">
            <text:p>62.37</text:p>
          </table:table-cell>
          <table:table-cell table:formula="of:=[.$E$3]*[.F65]" office:value-type="float" office:value="63.63" calcext:value-type="float">
            <text:p>63.63</text:p>
          </table:table-cell>
          <table:table-cell table:formula="of:=[.G65]*((-232/62.17)*[.G65]+1210)*[.G65]/([.G65]+0.38)" office:value-type="float" office:value="60582.2031927709" calcext:value-type="float">
            <text:p>60582.2031927709</text:p>
          </table:table-cell>
          <table:table-cell table:formula="of:=[.H65]*((-232/62.17)*[.H65]+1210)*[.H65]/([.H65]+0.38)" office:value-type="float" office:value="61516.0898270821" calcext:value-type="float">
            <text:p>61516.0898270821</text:p>
          </table:table-cell>
          <table:table-cell table:formula="of:=([.I65]+[.J65])/2" office:value-type="float" office:value="61049.1465099265" calcext:value-type="float">
            <text:p>61049.1465099265</text:p>
          </table:table-cell>
          <table:table-cell table:formula="of:=[.I65]/[.K65]" office:value-type="float" office:value="0.992351353886992" calcext:value-type="float">
            <text:p>0.992351353886992</text:p>
          </table:table-cell>
          <table:table-cell table:formula="of:=[.J65]/[.K65]" office:value-type="float" office:value="1.00764864611301" calcext:value-type="float">
            <text:p>1.00764864611301</text:p>
          </table:table-cell>
          <table:table-cell table:formula="of:=([.M65]-[.L65])/([.$E$3]-[.$E$2])" office:value-type="float" office:value="0.76486461130083" calcext:value-type="float">
            <text:p>0.76486461130083</text:p>
          </table:table-cell>
          <table:table-cell table:number-columns-repeated="1010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(-232/62.17)*[.A66]+1210" office:value-type="float" office:value="971.170982789127" calcext:value-type="float">
            <text:p>971.170982789127</text:p>
          </table:table-cell>
          <table:table-cell table:formula="of:=([.B66]*[.A66])/([.A66]+0.38)" office:value-type="float" office:value="965.438690563903" calcext:value-type="float">
            <text:p>965.43869056390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E$2]*[.F66]" office:value-type="float" office:value="63.36" calcext:value-type="float">
            <text:p>63.36</text:p>
          </table:table-cell>
          <table:table-cell table:formula="of:=[.$E$3]*[.F66]" office:value-type="float" office:value="64.64" calcext:value-type="float">
            <text:p>64.64</text:p>
          </table:table-cell>
          <table:table-cell table:formula="of:=[.G66]*((-232/62.17)*[.G66]+1210)*[.G66]/([.G66]+0.38)" office:value-type="float" office:value="61316.968564268" calcext:value-type="float">
            <text:p>61316.968564268</text:p>
          </table:table-cell>
          <table:table-cell table:formula="of:=[.H66]*((-232/62.17)*[.H66]+1210)*[.H66]/([.H66]+0.38)" office:value-type="float" office:value="62256.1273535741" calcext:value-type="float">
            <text:p>62256.1273535741</text:p>
          </table:table-cell>
          <table:table-cell table:formula="of:=([.I66]+[.J66])/2" office:value-type="float" office:value="61786.547958921" calcext:value-type="float">
            <text:p>61786.547958921</text:p>
          </table:table-cell>
          <table:table-cell table:formula="of:=[.I66]/[.K66]" office:value-type="float" office:value="0.992399973616178" calcext:value-type="float">
            <text:p>0.992399973616178</text:p>
          </table:table-cell>
          <table:table-cell table:formula="of:=[.J66]/[.K66]" office:value-type="float" office:value="1.00760002638382" calcext:value-type="float">
            <text:p>1.00760002638382</text:p>
          </table:table-cell>
          <table:table-cell table:formula="of:=([.M66]-[.L66])/([.$E$3]-[.$E$2])" office:value-type="float" office:value="0.760002638382156" calcext:value-type="float">
            <text:p>0.760002638382156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9-10-02T15:55:27.676278327</meta:creation-date>
    <meta:generator>LibreOffice/6.0.4.2$Linux_X86_64 LibreOffice_project/9b0d9b32d5dcda91d2f1a96dc04c645c450872bf</meta:generator>
    <dc:date>2019-10-02T21:57:05.263647278</dc:date>
    <dc:creator>Mark </dc:creator>
    <meta:editing-duration>PT15M11S</meta:editing-duration>
    <meta:editing-cycles>3</meta:editing-cycles>
    <meta:document-statistic meta:table-count="1" meta:cell-count="7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scatter" chart:style-name="ch1">
        <chart:legend chart:legend-position="end" svg:x="10.41cm" svg:y="3.951cm" style:legend-expansion="high" chart:style-name="ch2"/>
        <chart:plot-area chart:style-name="ch3" table:cell-range-address="Sheet1.A1:Sheet1.B103 Sheet1.C2:Sheet1.C103" chart:data-source-has-labels="row" svg:x="0.319cm" svg:y="0.179cm" svg:width="9.772cm" svg:height="8.64cm">
          <chartooo:coordinate-region svg:x="1.126cm" svg:y="0.378cm" svg:width="8.5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3" chart:label-cell-address="Sheet1.B1:Sheet1.B1" chart:class="chart:scatter">
            <chart:domain table:cell-range-address="Sheet1.A2:Sheet1.A103"/>
            <chart:data-point chart:repeated="102"/>
          </chart:series>
          <chart:series chart:style-name="ch7" chart:values-cell-range-address="Sheet1.C2:Sheet1.C103" chart:class="chart:scatter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del Rate (ADU/sec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3</svg:desc>
                </draw:g>
              </table:table-cell>
              <table:table-cell office:value-type="float" office:value="1206.26829660608">
                <text:p>1206.26829660608</text:p>
                <draw:g>
                  <svg:desc>Sheet1.B2:Sheet1.B103</svg:desc>
                </draw:g>
              </table:table-cell>
              <table:table-cell office:value-type="float" office:value="874.107461308754">
                <text:p>874.107461308754</text:p>
                <draw:g>
                  <svg:desc>Sheet1.C2:Sheet1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204.40244490912">
                <text:p>1204.40244490912</text:p>
              </table:table-cell>
              <table:table-cell office:value-type="float" office:value="960.959397533872">
                <text:p>960.959397533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02.53659321216">
                <text:p>1202.53659321216</text:p>
              </table:table-cell>
              <table:table-cell office:value-type="float" office:value="1010.53495227913">
                <text:p>1010.53495227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98.80488981824">
                <text:p>1198.80488981824</text:p>
              </table:table-cell>
              <table:table-cell office:value-type="float" office:value="1064.02800871441">
                <text:p>1064.02800871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95.07318642432">
                <text:p>1195.07318642432</text:p>
              </table:table-cell>
              <table:table-cell office:value-type="float" office:value="1091.39103783043">
                <text:p>1091.39103783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91.3414830304">
                <text:p>1191.3414830304</text:p>
              </table:table-cell>
              <table:table-cell office:value-type="float" office:value="1107.19468683123">
                <text:p>1107.19468683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87.60977963648">
                <text:p>1187.60977963648</text:p>
              </table:table-cell>
              <table:table-cell office:value-type="float" office:value="1116.87440091205">
                <text:p>1116.87440091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83.87807624256">
                <text:p>1183.87807624256</text:p>
              </table:table-cell>
              <table:table-cell office:value-type="float" office:value="1122.91958451191">
                <text:p>1122.91958451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80.14637284864">
                <text:p>1180.14637284864</text:p>
              </table:table-cell>
              <table:table-cell office:value-type="float" office:value="1126.63138219441">
                <text:p>1126.63138219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76.41466945472">
                <text:p>1176.41466945472</text:p>
              </table:table-cell>
              <table:table-cell office:value-type="float" office:value="1128.75607943417">
                <text:p>1128.75607943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72.6829660608">
                <text:p>1172.6829660608</text:p>
              </table:table-cell>
              <table:table-cell office:value-type="float" office:value="1129.75237578112">
                <text:p>1129.75237578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68.95126266688">
                <text:p>1168.95126266688</text:p>
              </table:table-cell>
              <table:table-cell office:value-type="float" office:value="1129.91774071491">
                <text:p>1129.91774071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65.21955927296">
                <text:p>1165.21955927296</text:p>
              </table:table-cell>
              <table:table-cell office:value-type="float" office:value="1129.4535307977">
                <text:p>1129.4535307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61.48785587904">
                <text:p>1161.48785587904</text:p>
              </table:table-cell>
              <table:table-cell office:value-type="float" office:value="1128.50090630998">
                <text:p>1128.50090630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57.75615248512">
                <text:p>1157.75615248512</text:p>
              </table:table-cell>
              <table:table-cell office:value-type="float" office:value="1127.16176180749">
                <text:p>1127.16176180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54.0244490912">
                <text:p>1154.0244490912</text:p>
              </table:table-cell>
              <table:table-cell office:value-type="float" office:value="1125.51149131132">
                <text:p>1125.51149131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50.29274569728">
                <text:p>1150.29274569728</text:p>
              </table:table-cell>
              <table:table-cell office:value-type="float" office:value="1123.60707760418">
                <text:p>1123.60707760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46.56104230336">
                <text:p>1146.56104230336</text:p>
              </table:table-cell>
              <table:table-cell office:value-type="float" office:value="1121.49238890432">
                <text:p>1121.49238890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42.82933890944">
                <text:p>1142.82933890944</text:p>
              </table:table-cell>
              <table:table-cell office:value-type="float" office:value="1119.20174648368">
                <text:p>1119.20174648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39.09763551552">
                <text:p>1139.09763551552</text:p>
              </table:table-cell>
              <table:table-cell office:value-type="float" office:value="1116.76238776032">
                <text:p>1116.7623877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35.3659321216">
                <text:p>1135.3659321216</text:p>
              </table:table-cell>
              <table:table-cell office:value-type="float" office:value="1114.19620424102">
                <text:p>1114.19620424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31.63422872768">
                <text:p>1131.63422872768</text:p>
              </table:table-cell>
              <table:table-cell office:value-type="float" office:value="1111.52099173439">
                <text:p>1111.52099173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27.90252533376">
                <text:p>1127.90252533376</text:p>
              </table:table-cell>
              <table:table-cell office:value-type="float" office:value="1108.75136538618">
                <text:p>1108.75136538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24.17082193984">
                <text:p>1124.17082193984</text:p>
              </table:table-cell>
              <table:table-cell office:value-type="float" office:value="1105.89943988949">
                <text:p>1105.89943988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20.43911854592">
                <text:p>1120.43911854592</text:p>
              </table:table-cell>
              <table:table-cell office:value-type="float" office:value="1102.97534229295">
                <text:p>1102.97534229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16.707415152">
                <text:p>1116.707415152</text:p>
              </table:table-cell>
              <table:table-cell office:value-type="float" office:value="1099.98760357762">
                <text:p>1099.987603577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12.97571175808">
                <text:p>1112.97571175808</text:p>
              </table:table-cell>
              <table:table-cell office:value-type="float" office:value="1096.94346117173">
                <text:p>1096.94346117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09.24400836416">
                <text:p>1109.24400836416</text:p>
              </table:table-cell>
              <table:table-cell office:value-type="float" office:value="1093.84909517284">
                <text:p>1093.84909517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05.51230497024">
                <text:p>1105.51230497024</text:p>
              </table:table-cell>
              <table:table-cell office:value-type="float" office:value="1090.70981462885">
                <text:p>1090.70981462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01.78060157632">
                <text:p>1101.78060157632</text:p>
              </table:table-cell>
              <table:table-cell office:value-type="float" office:value="1087.53020577649">
                <text:p>1087.53020577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98.0488981824">
                <text:p>1098.0488981824</text:p>
              </table:table-cell>
              <table:table-cell office:value-type="float" office:value="1084.31425100303">
                <text:p>1084.31425100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94.31719478848">
                <text:p>1094.31719478848</text:p>
              </table:table-cell>
              <table:table-cell office:value-type="float" office:value="1081.06542506192">
                <text:p>1081.06542506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90.58549139456">
                <text:p>1090.58549139456</text:p>
              </table:table-cell>
              <table:table-cell office:value-type="float" office:value="1077.78677345973">
                <text:p>1077.78677345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86.85378800064">
                <text:p>1086.85378800064</text:p>
              </table:table-cell>
              <table:table-cell office:value-type="float" office:value="1074.48097675318">
                <text:p>1074.48097675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83.12208460672">
                <text:p>1083.12208460672</text:p>
              </table:table-cell>
              <table:table-cell office:value-type="float" office:value="1071.15040362503">
                <text:p>1071.150403625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79.3903812128">
                <text:p>1079.3903812128</text:p>
              </table:table-cell>
              <table:table-cell office:value-type="float" office:value="1067.79715495896">
                <text:p>1067.79715495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75.65867781888">
                <text:p>1075.65867781888</text:p>
              </table:table-cell>
              <table:table-cell office:value-type="float" office:value="1064.4231006454">
                <text:p>1064.4231006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71.92697442496">
                <text:p>1071.92697442496</text:p>
              </table:table-cell>
              <table:table-cell office:value-type="float" office:value="1061.0299104795">
                <text:p>1061.0299104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68.19527103104">
                <text:p>1068.19527103104</text:p>
              </table:table-cell>
              <table:table-cell office:value-type="float" office:value="1057.61908022876">
                <text:p>1057.61908022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64.46356763712">
                <text:p>1064.46356763712</text:p>
              </table:table-cell>
              <table:table-cell office:value-type="float" office:value="1054.191953729">
                <text:p>1054.191953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60.7318642432">
                <text:p>1060.7318642432</text:p>
              </table:table-cell>
              <table:table-cell office:value-type="float" office:value="1050.74974169708">
                <text:p>1050.74974169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7.00016084928">
                <text:p>1057.00016084928</text:p>
              </table:table-cell>
              <table:table-cell office:value-type="float" office:value="1047.29353781587">
                <text:p>1047.29353781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53.26845745536">
                <text:p>1053.26845745536</text:p>
              </table:table-cell>
              <table:table-cell office:value-type="float" office:value="1043.82433254189">
                <text:p>1043.82433254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49.53675406144">
                <text:p>1049.53675406144</text:p>
              </table:table-cell>
              <table:table-cell office:value-type="float" office:value="1040.34302500328">
                <text:p>1040.34302500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45.80505066752">
                <text:p>1045.80505066752</text:p>
              </table:table-cell>
              <table:table-cell office:value-type="float" office:value="1036.85043328912">
                <text:p>1036.85043328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42.0733472736">
                <text:p>1042.0733472736</text:p>
              </table:table-cell>
              <table:table-cell office:value-type="float" office:value="1033.34730337841">
                <text:p>1033.347303378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38.34164387968">
                <text:p>1038.34164387968</text:p>
              </table:table-cell>
              <table:table-cell office:value-type="float" office:value="1029.83431691387">
                <text:p>1029.83431691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34.60994048576">
                <text:p>1034.60994048576</text:p>
              </table:table-cell>
              <table:table-cell office:value-type="float" office:value="1026.31209799137">
                <text:p>1026.31209799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30.87823709185">
                <text:p>1030.87823709185</text:p>
              </table:table-cell>
              <table:table-cell office:value-type="float" office:value="1022.78121910725">
                <text:p>1022.78121910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27.14653369792">
                <text:p>1027.14653369792</text:p>
              </table:table-cell>
              <table:table-cell office:value-type="float" office:value="1019.24220638312">
                <text:p>1019.24220638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23.41483030401">
                <text:p>1023.41483030401</text:p>
              </table:table-cell>
              <table:table-cell office:value-type="float" office:value="1015.69554416833">
                <text:p>1015.695544168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19.68312691009">
                <text:p>1019.68312691009</text:p>
              </table:table-cell>
              <table:table-cell office:value-type="float" office:value="1012.14167910499">
                <text:p>1012.14167910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15.95142351617">
                <text:p>1015.95142351617</text:p>
              </table:table-cell>
              <table:table-cell office:value-type="float" office:value="1008.58102372739">
                <text:p>1008.58102372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12.21972012225">
                <text:p>1012.21972012225</text:p>
              </table:table-cell>
              <table:table-cell office:value-type="float" office:value="1005.01395965678">
                <text:p>1005.01395965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08.48801672833">
                <text:p>1008.48801672833</text:p>
              </table:table-cell>
              <table:table-cell office:value-type="float" office:value="1001.44084044372">
                <text:p>1001.44084044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04.75631333441">
                <text:p>1004.75631333441</text:p>
              </table:table-cell>
              <table:table-cell office:value-type="float" office:value="997.861994102425">
                <text:p>997.8619941024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01.02460994049">
                <text:p>1001.02460994049</text:p>
              </table:table-cell>
              <table:table-cell office:value-type="float" office:value="994.277725375438">
                <text:p>994.277725375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97.292906546566">
                <text:p>997.292906546566</text:p>
              </table:table-cell>
              <table:table-cell office:value-type="float" office:value="990.688317761489">
                <text:p>990.6883177614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93.561203152646">
                <text:p>993.561203152646</text:p>
              </table:table-cell>
              <table:table-cell office:value-type="float" office:value="987.094035334934">
                <text:p>987.0940353349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89.829499758726">
                <text:p>989.829499758726</text:p>
              </table:table-cell>
              <table:table-cell office:value-type="float" office:value="983.495124381355">
                <text:p>983.495124381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86.097796364806">
                <text:p>986.097796364806</text:p>
              </table:table-cell>
              <table:table-cell office:value-type="float" office:value="979.891814870626">
                <text:p>979.891814870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82.366092970886">
                <text:p>982.366092970886</text:p>
              </table:table-cell>
              <table:table-cell office:value-type="float" office:value="976.28432178599">
                <text:p>976.284321785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78.634389576967">
                <text:p>978.634389576967</text:p>
              </table:table-cell>
              <table:table-cell office:value-type="float" office:value="972.672846325295">
                <text:p>972.6728463252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74.902686183047">
                <text:p>974.902686183047</text:p>
              </table:table-cell>
              <table:table-cell office:value-type="float" office:value="969.057576988513">
                <text:p>969.0575769885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71.170982789127">
                <text:p>971.170982789127</text:p>
              </table:table-cell>
              <table:table-cell office:value-type="float" office:value="965.438690563903">
                <text:p>965.4386905639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scatter" chart:style-name="ch1">
        <chart:legend chart:legend-position="end" svg:x="13.777cm" svg:y="4.2cm" style:legend-expansion="high" chart:style-name="ch2"/>
        <chart:plot-area chart:style-name="ch3" table:cell-range-address="Sheet1.K1:Sheet1.K66 Sheet1.N1:Sheet1.N66" chart:data-source-has-labels="row" svg:x="0.319cm" svg:y="0.179cm" svg:width="13.139cm" svg:height="8.641cm">
          <chartooo:coordinate-region svg:x="1.046cm" svg:y="0.378cm" svg:width="11.947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66" chart:label-cell-address="Sheet1.N1:Sheet1.N1" chart:class="chart:scatter">
            <chart:domain table:cell-range-address="Sheet1.K2:Sheet1.K66"/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lope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4.113744651326">
                <text:p>874.113744651326</text:p>
                <draw:g>
                  <svg:desc>Sheet1.K2:Sheet1.K66</svg:desc>
                </draw:g>
              </table:table-cell>
              <table:table-cell office:value-type="float" office:value="1.27225406203852">
                <text:p>1.27225406203852</text:p>
                <draw:g>
                  <svg:desc>Sheet1.N2:Sheet1.N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1.44418043295">
                <text:p>1441.44418043295</text:p>
              </table:table-cell>
              <table:table-cell office:value-type="float" office:value="1.19747257833925">
                <text:p>1.19747257833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1.07360251825">
                <text:p>2021.07360251825</text:p>
              </table:table-cell>
              <table:table-cell office:value-type="float" office:value="1.1534532104378">
                <text:p>1.1534532104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92.08474505279">
                <text:p>3192.08474505279</text:p>
              </table:table-cell>
              <table:table-cell office:value-type="float" office:value="1.10308609432728">
                <text:p>1.1030860943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65.56151175332">
                <text:p>4365.56151175332</text:p>
              </table:table-cell>
              <table:table-cell office:value-type="float" office:value="1.07426765112253">
                <text:p>1.07426765112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35.96691351081">
                <text:p>5535.96691351081</text:p>
              </table:table-cell>
              <table:table-cell office:value-type="float" office:value="1.05497097080919">
                <text:p>1.05497097080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01.23539649848">
                <text:p>6701.23539649848</text:p>
              </table:table-cell>
              <table:table-cell office:value-type="float" office:value="1.04070931837792">
                <text:p>1.04070931837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60.42093892465">
                <text:p>7860.42093892465</text:p>
              </table:table-cell>
              <table:table-cell office:value-type="float" office:value="1.02942766521494">
                <text:p>1.02942766521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13.02907725896">
                <text:p>9013.02907725896</text:p>
              </table:table-cell>
              <table:table-cell office:value-type="float" office:value="1.02005180202785">
                <text:p>1.02005180202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58.7762051394">
                <text:p>10158.7762051394</text:p>
              </table:table-cell>
              <table:table-cell office:value-type="float" office:value="1.0119655169775">
                <text:p>1.0119655169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97.4880050392">
                <text:p>11297.4880050392</text:p>
              </table:table-cell>
              <table:table-cell office:value-type="float" office:value="1.00478998074574">
                <text:p>1.00478998074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29.0514306033">
                <text:p>12429.0514306033</text:p>
              </table:table-cell>
              <table:table-cell office:value-type="float" office:value="0.998279447991872">
                <text:p>0.9982794479918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53.3899607516">
                <text:p>13553.3899607516</text:p>
              </table:table-cell>
              <table:table-cell office:value-type="float" office:value="0.992267507046245">
                <text:p>0.992267507046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70.449950542">
                <text:p>14670.449950542</text:p>
              </table:table-cell>
              <table:table-cell office:value-type="float" office:value="0.986637432724296">
                <text:p>0.986637432724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80.1926770577">
                <text:p>15780.1926770577</text:p>
              </table:table-cell>
              <table:table-cell office:value-type="float" office:value="0.981304909232449">
                <text:p>0.981304909232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82.5894883154">
                <text:p>16882.5894883154</text:p>
              </table:table-cell>
              <table:table-cell office:value-type="float" office:value="0.97620749311239">
                <text:p>0.97620749311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77.6187291228">
                <text:p>17977.6187291228</text:p>
              </table:table-cell>
              <table:table-cell office:value-type="float" office:value="0.971297935878306">
                <text:p>0.971297935878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65.2637282009">
                <text:p>19065.2637282009</text:p>
              </table:table-cell>
              <table:table-cell office:value-type="float" office:value="0.966539811816874">
                <text:p>0.966539811816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45.5114423913">
                <text:p>20145.5114423913</text:p>
              </table:table-cell>
              <table:table-cell office:value-type="float" office:value="0.961904573034904">
                <text:p>0.961904573034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18.351520612">
                <text:p>21218.351520612</text:p>
              </table:table-cell>
              <table:table-cell office:value-type="float" office:value="0.957369516238509">
                <text:p>0.957369516238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83.7756433896">
                <text:p>22283.7756433896</text:p>
              </table:table-cell>
              <table:table-cell office:value-type="float" office:value="0.952916348088566">
                <text:p>0.952916348088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41.7770477417">
                <text:p>23341.7770477417</text:p>
              </table:table-cell>
              <table:table-cell office:value-type="float" office:value="0.948530153154014">
                <text:p>0.948530153154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92.3501794367">
                <text:p>24392.3501794367</text:p>
              </table:table-cell>
              <table:table-cell office:value-type="float" office:value="0.944198638538206">
                <text:p>0.944198638538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435.4904344936">
                <text:p>25435.4904344936</text:p>
              </table:table-cell>
              <table:table-cell office:value-type="float" office:value="0.939911572342949">
                <text:p>0.939911572342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471.1939642993">
                <text:p>26471.1939642993</text:p>
              </table:table-cell>
              <table:table-cell office:value-type="float" office:value="0.935660360314227">
                <text:p>0.935660360314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499.4575267973">
                <text:p>27499.4575267973</text:p>
              </table:table-cell>
              <table:table-cell office:value-type="float" office:value="0.931437722558963">
                <text:p>0.931437722558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520.2783715229">
                <text:p>28520.2783715229</text:p>
              </table:table-cell>
              <table:table-cell office:value-type="float" office:value="0.927237443777617">
                <text:p>0.927237443777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533.6541498312">
                <text:p>29533.6541498312</text:p>
              </table:table-cell>
              <table:table-cell office:value-type="float" office:value="0.923054178217652">
                <text:p>0.923054178217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539.5828441048">
                <text:p>30539.5828441048</text:p>
              </table:table-cell>
              <table:table-cell office:value-type="float" office:value="0.918883295850664">
                <text:p>0.918883295850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38.062711418">
                <text:p>31538.062711418</text:p>
              </table:table-cell>
              <table:table-cell office:value-type="float" office:value="0.914720759950654">
                <text:p>0.9147207599506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29.0922383282">
                <text:p>32529.0922383282</text:p>
              </table:table-cell>
              <table:table-cell office:value-type="float" office:value="0.910563028838523">
                <text:p>0.910563028838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12.6701043101">
                <text:p>33512.6701043101</text:p>
              </table:table-cell>
              <table:table-cell office:value-type="float" office:value="0.906406976400925">
                <text:p>0.906406976400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488.7951519668">
                <text:p>34488.7951519668</text:p>
              </table:table-cell>
              <table:table-cell office:value-type="float" office:value="0.902249827325335">
                <text:p>0.902249827325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457.4663625943">
                <text:p>35457.4663625943</text:p>
              </table:table-cell>
              <table:table-cell office:value-type="float" office:value="0.898089103964333">
                <text:p>0.898089103964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418.6828360116">
                <text:p>36418.6828360116</text:p>
              </table:table-cell>
              <table:table-cell office:value-type="float" office:value="0.893922582461348">
                <text:p>0.893922582461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372.4437738099">
                <text:p>37372.4437738099</text:p>
              </table:table-cell>
              <table:table-cell office:value-type="float" office:value="0.8897482563052">
                <text:p>0.8897482563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318.748465366">
                <text:p>38318.748465366</text:p>
              </table:table-cell>
              <table:table-cell office:value-type="float" office:value="0.885564305883629">
                <text:p>0.8855643058836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257.5962760996">
                <text:p>39257.5962760996</text:p>
              </table:table-cell>
              <table:table-cell office:value-type="float" office:value="0.881369072912246">
                <text:p>0.881369072912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188.9866375668">
                <text:p>40188.9866375668</text:p>
              </table:table-cell>
              <table:table-cell office:value-type="float" office:value="0.877161038849322">
                <text:p>0.877161038849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112.919039063">
                <text:p>41112.919039063</text:p>
              </table:table-cell>
              <table:table-cell office:value-type="float" office:value="0.872938806587658">
                <text:p>0.872938806587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29.3930204733">
                <text:p>42029.3930204733</text:p>
              </table:table-cell>
              <table:table-cell office:value-type="float" office:value="0.868701084855355">
                <text:p>0.868701084855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938.4081661598">
                <text:p>42938.4081661598</text:p>
              </table:table-cell>
              <table:table-cell office:value-type="float" office:value="0.864446674866592">
                <text:p>0.864446674866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839.9640997142">
                <text:p>43839.9640997142</text:p>
              </table:table-cell>
              <table:table-cell office:value-type="float" office:value="0.860174458850781">
                <text:p>0.860174458850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734.060479436">
                <text:p>44734.060479436</text:p>
              </table:table-cell>
              <table:table-cell office:value-type="float" office:value="0.855883390156602">
                <text:p>0.855883390156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20.6969944224">
                <text:p>45620.6969944224</text:p>
              </table:table-cell>
              <table:table-cell office:value-type="float" office:value="0.851572484682283">
                <text:p>0.851572484682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499.8733611752">
                <text:p>46499.8733611752</text:p>
              </table:table-cell>
              <table:table-cell office:value-type="float" office:value="0.847240813427268">
                <text:p>0.847240813427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371.5893206458">
                <text:p>47371.5893206458</text:p>
              </table:table-cell>
              <table:table-cell office:value-type="float" office:value="0.842887495995436">
                <text:p>0.842887495995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235.8446356556">
                <text:p>48235.8446356556</text:p>
              </table:table-cell>
              <table:table-cell office:value-type="float" office:value="0.838511694909704">
                <text:p>0.8385116949097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92.6390886357">
                <text:p>49092.6390886357</text:p>
              </table:table-cell>
              <table:table-cell office:value-type="float" office:value="0.83411261061948">
                <text:p>0.83411261061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41.9724796412">
                <text:p>49941.9724796412</text:p>
              </table:table-cell>
              <table:table-cell office:value-type="float" office:value="0.829689477103051">
                <text:p>0.829689477103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783.844624602">
                <text:p>50783.844624602</text:p>
              </table:table-cell>
              <table:table-cell office:value-type="float" office:value="0.825241557981709">
                <text:p>0.825241557981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618.2553537782">
                <text:p>51618.2553537782</text:p>
              </table:table-cell>
              <table:table-cell office:value-type="float" office:value="0.820768143075606">
                <text:p>0.820768143075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445.2045103919">
                <text:p>52445.2045103919</text:p>
              </table:table-cell>
              <table:table-cell office:value-type="float" office:value="0.816268545342179">
                <text:p>0.816268545342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264.6919494135">
                <text:p>53264.6919494135</text:p>
              </table:table-cell>
              <table:table-cell office:value-type="float" office:value="0.811742098146139">
                <text:p>0.811742098146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76.7175364811">
                <text:p>54076.7175364811</text:p>
              </table:table-cell>
              <table:table-cell office:value-type="float" office:value="0.807188152818949">
                <text:p>0.807188152818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881.2811469375">
                <text:p>54881.2811469375</text:p>
              </table:table-cell>
              <table:table-cell office:value-type="float" office:value="0.80260607646998">
                <text:p>0.80260607646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78.3826649695">
                <text:p>55678.3826649695</text:p>
              </table:table-cell>
              <table:table-cell office:value-type="float" office:value="0.79799525001824">
                <text:p>0.79799525001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468.0219828375">
                <text:p>56468.0219828375</text:p>
              </table:table-cell>
              <table:table-cell office:value-type="float" office:value="0.793355066417417">
                <text:p>0.793355066417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250.1990001838">
                <text:p>57250.1990001838</text:p>
              </table:table-cell>
              <table:table-cell office:value-type="float" office:value="0.788684929050686">
                <text:p>0.7886849290506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24.9136234109">
                <text:p>58024.9136234109</text:p>
              </table:table-cell>
              <table:table-cell office:value-type="float" office:value="0.783984250274827">
                <text:p>0.783984250274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792.1657651219">
                <text:p>58792.1657651219</text:p>
              </table:table-cell>
              <table:table-cell office:value-type="float" office:value="0.779252450096223">
                <text:p>0.7792524500962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551.9553436156">
                <text:p>59551.9553436156</text:p>
              </table:table-cell>
              <table:table-cell office:value-type="float" office:value="0.774488954963242">
                <text:p>0.774488954963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304.2822824294">
                <text:p>60304.2822824294</text:p>
              </table:table-cell>
              <table:table-cell office:value-type="float" office:value="0.769693196661574">
                <text:p>0.7696931966615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049.1465099265">
                <text:p>61049.1465099265</text:p>
              </table:table-cell>
              <table:table-cell office:value-type="float" office:value="0.76486461130083">
                <text:p>0.764864611300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786.547958921">
                <text:p>61786.547958921</text:p>
              </table:table-cell>
              <table:table-cell office:value-type="float" office:value="0.760002638382156">
                <text:p>0.760002638382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